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3" style:family="table-column">
      <style:table-column-properties fo:break-before="auto" style:column-width="26.95mm"/>
    </style:style>
    <style:style style:name="co84" style:family="table-column">
      <style:table-column-properties fo:break-before="auto" style:column-width="26.14mm"/>
    </style:style>
    <style:style style:name="co85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3.59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26.99mm"/>
    </style:style>
    <style:style style:name="co8" style:family="table-column">
      <style:table-column-properties fo:break-before="auto" style:column-width="35.68mm"/>
    </style:style>
    <style:style style:name="co9" style:family="table-column">
      <style:table-column-properties fo:break-before="auto" style:column-width="55.69mm"/>
    </style:style>
    <style:style style:name="co10" style:family="table-column">
      <style:table-column-properties fo:break-before="auto" style:column-width="31.47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4.89mm"/>
    </style:style>
    <style:style style:name="co13" style:family="table-column">
      <style:table-column-properties fo:break-before="auto" style:column-width="21.2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27.25mm"/>
    </style:style>
    <style:style style:name="co16" style:family="table-column">
      <style:table-column-properties fo:break-before="auto" style:column-width="25.15mm"/>
    </style:style>
    <style:style style:name="co17" style:family="table-column">
      <style:table-column-properties fo:break-before="auto" style:column-width="41.73mm"/>
    </style:style>
    <style:style style:name="co18" style:family="table-column">
      <style:table-column-properties fo:break-before="auto" style:column-width="24.09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8.84mm"/>
    </style:style>
    <style:style style:name="co21" style:family="table-column">
      <style:table-column-properties fo:break-before="auto" style:column-width="37.01mm"/>
    </style:style>
    <style:style style:name="co22" style:family="table-column">
      <style:table-column-properties fo:break-before="auto" style:column-width="13.83mm"/>
    </style:style>
    <style:style style:name="co23" style:family="table-column">
      <style:table-column-properties fo:break-before="auto" style:column-width="18.04mm"/>
    </style:style>
    <style:style style:name="co24" style:family="table-column">
      <style:table-column-properties fo:break-before="auto" style:column-width="34.36mm"/>
    </style:style>
    <style:style style:name="co25" style:family="table-column">
      <style:table-column-properties fo:break-before="auto" style:column-width="19.1mm"/>
    </style:style>
    <style:style style:name="co26" style:family="table-column">
      <style:table-column-properties fo:break-before="auto" style:column-width="29.1mm"/>
    </style:style>
    <style:style style:name="co27" style:family="table-column">
      <style:table-column-properties fo:break-before="auto" style:column-width="25.68mm"/>
    </style:style>
    <style:style style:name="co28" style:family="table-column">
      <style:table-column-properties fo:break-before="auto" style:column-width="22.79mm"/>
    </style:style>
    <style:style style:name="co29" style:family="table-column">
      <style:table-column-properties fo:break-before="auto" style:column-width="23.83mm"/>
    </style:style>
    <style:style style:name="co30" style:family="table-column">
      <style:table-column-properties fo:break-before="auto" style:column-width="32mm"/>
    </style:style>
    <style:style style:name="co31" style:family="table-column">
      <style:table-column-properties fo:break-before="auto" style:column-width="30.41mm"/>
    </style:style>
    <style:style style:name="co32" style:family="table-column">
      <style:table-column-properties fo:break-before="auto" style:column-width="22.26mm"/>
    </style:style>
    <style:style style:name="co33" style:family="table-column">
      <style:table-column-properties fo:break-before="auto" style:column-width="26.72mm"/>
    </style:style>
    <style:style style:name="co34" style:family="table-column">
      <style:table-column-properties fo:break-before="auto" style:column-width="29.63mm"/>
    </style:style>
    <style:style style:name="co36" style:family="table-column">
      <style:table-column-properties fo:break-before="auto" style:column-width="34.89mm"/>
    </style:style>
    <style:style style:name="co37" style:family="table-column">
      <style:table-column-properties fo:break-before="auto" style:column-width="57.54mm"/>
    </style:style>
    <style:style style:name="co38" style:family="table-column">
      <style:table-column-properties fo:break-before="auto" style:column-width="38.84mm"/>
    </style:style>
    <style:style style:name="co39" style:family="table-column">
      <style:table-column-properties fo:break-before="auto" style:column-width="101.76mm"/>
    </style:style>
    <style:style style:name="co40" style:family="table-column">
      <style:table-column-properties fo:break-before="auto" style:column-width="49.37mm"/>
    </style:style>
    <style:style style:name="co41" style:family="table-column">
      <style:table-column-properties fo:break-before="auto" style:column-width="37.66mm"/>
    </style:style>
    <style:style style:name="co42" style:family="table-column">
      <style:table-column-properties fo:break-before="auto" style:column-width="47.73mm"/>
    </style:style>
    <style:style style:name="co43" style:family="table-column">
      <style:table-column-properties fo:break-before="auto" style:column-width="27.85mm"/>
    </style:style>
    <style:style style:name="co44" style:family="table-column">
      <style:table-column-properties fo:break-before="auto" style:column-width="61.26mm"/>
    </style:style>
    <style:style style:name="co45" style:family="table-column">
      <style:table-column-properties fo:break-before="auto" style:column-width="88.23mm"/>
    </style:style>
    <style:style style:name="co46" style:family="table-column">
      <style:table-column-properties fo:break-before="auto" style:column-width="45.47mm"/>
    </style:style>
    <style:style style:name="co47" style:family="table-column">
      <style:table-column-properties fo:break-before="auto" style:column-width="65.62mm"/>
    </style:style>
    <style:style style:name="co48" style:family="table-column">
      <style:table-column-properties fo:break-before="auto" style:column-width="37.57mm"/>
    </style:style>
    <style:style style:name="co49" style:family="table-column">
      <style:table-column-properties fo:break-before="auto" style:column-width="21.87mm"/>
    </style:style>
    <style:style style:name="co50" style:family="table-column">
      <style:table-column-properties fo:break-before="auto" style:column-width="33.21mm"/>
    </style:style>
    <style:style style:name="co51" style:family="table-column">
      <style:table-column-properties fo:break-before="auto" style:column-width="149.05mm"/>
    </style:style>
    <style:style style:name="co52" style:family="table-column">
      <style:table-column-properties fo:break-before="auto" style:column-width="24.85mm"/>
    </style:style>
    <style:style style:name="co53" style:family="table-column">
      <style:table-column-properties fo:break-before="auto" style:column-width="16.42mm"/>
    </style:style>
    <style:style style:name="co54" style:family="table-column">
      <style:table-column-properties fo:break-before="auto" style:column-width="19.42mm"/>
    </style:style>
    <style:style style:name="co55" style:family="table-column">
      <style:table-column-properties fo:break-before="auto" style:column-width="38.21mm"/>
    </style:style>
    <style:style style:name="co56" style:family="table-column">
      <style:table-column-properties fo:break-before="auto" style:column-width="14.23mm"/>
    </style:style>
    <style:style style:name="co57" style:family="table-column">
      <style:table-column-properties fo:break-before="auto" style:column-width="18.59mm"/>
    </style:style>
    <style:style style:name="co58" style:family="table-column">
      <style:table-column-properties fo:break-before="auto" style:column-width="35.49mm"/>
    </style:style>
    <style:style style:name="co59" style:family="table-column">
      <style:table-column-properties fo:break-before="auto" style:column-width="19.69mm"/>
    </style:style>
    <style:style style:name="co60" style:family="table-column">
      <style:table-column-properties fo:break-before="auto" style:column-width="30.04mm"/>
    </style:style>
    <style:style style:name="co61" style:family="table-column">
      <style:table-column-properties fo:break-before="auto" style:column-width="26.49mm"/>
    </style:style>
    <style:style style:name="co62" style:family="table-column">
      <style:table-column-properties fo:break-before="auto" style:column-width="23.5mm"/>
    </style:style>
    <style:style style:name="co63" style:family="table-column">
      <style:table-column-properties fo:break-before="auto" style:column-width="29.21mm"/>
    </style:style>
    <style:style style:name="co64" style:family="table-column">
      <style:table-column-properties fo:break-before="auto" style:column-width="24.59mm"/>
    </style:style>
    <style:style style:name="co65" style:family="table-column">
      <style:table-column-properties fo:break-before="auto" style:column-width="33.04mm"/>
    </style:style>
    <style:style style:name="co66" style:family="table-column">
      <style:table-column-properties fo:break-before="auto" style:column-width="31.4mm"/>
    </style:style>
    <style:style style:name="co67" style:family="table-column">
      <style:table-column-properties fo:break-before="auto" style:column-width="22.95mm"/>
    </style:style>
    <style:style style:name="co68" style:family="table-column">
      <style:table-column-properties fo:break-before="auto" style:column-width="27.59mm"/>
    </style:style>
    <style:style style:name="co69" style:family="table-column">
      <style:table-column-properties fo:break-before="auto" style:column-width="37.39mm"/>
    </style:style>
    <style:style style:name="co70" style:family="table-column">
      <style:table-column-properties fo:break-before="auto" style:column-width="59.44mm"/>
    </style:style>
    <style:style style:name="co71" style:family="table-column">
      <style:table-column-properties fo:break-before="auto" style:column-width="29.76mm"/>
    </style:style>
    <style:style style:name="co72" style:family="table-column">
      <style:table-column-properties fo:break-before="auto" style:column-width="40.11mm"/>
    </style:style>
    <style:style style:name="co73" style:family="table-column">
      <style:table-column-properties fo:break-before="auto" style:column-width="25.95mm"/>
    </style:style>
    <style:style style:name="co74" style:family="table-column">
      <style:table-column-properties fo:break-before="auto" style:column-width="28.68mm"/>
    </style:style>
    <style:style style:name="co75" style:family="table-column">
      <style:table-column-properties fo:break-before="auto" style:column-width="42.47mm"/>
    </style:style>
    <style:style style:name="co76" style:family="table-column">
      <style:table-column-properties fo:break-before="auto" style:column-width="19.05mm"/>
    </style:style>
    <style:style style:name="co77" style:family="table-column">
      <style:table-column-properties fo:break-before="auto" style:column-width="64.54mm"/>
    </style:style>
    <style:style style:name="co78" style:family="table-column">
      <style:table-column-properties fo:break-before="auto" style:column-width="41.66mm"/>
    </style:style>
    <style:style style:name="co79" style:family="table-column">
      <style:table-column-properties fo:break-before="auto" style:column-width="36.21mm"/>
    </style:style>
    <style:style style:name="co80" style:family="table-column">
      <style:table-column-properties fo:break-before="auto" style:column-width="62.64mm"/>
    </style:style>
    <style:style style:name="co81" style:family="table-column">
      <style:table-column-properties fo:break-before="auto" style:column-width="25.05mm"/>
    </style:style>
    <style:style style:name="co82" style:family="table-column">
      <style:table-column-properties fo:break-before="auto" style:column-width="84.68mm"/>
    </style:style>
    <style:style style:name="co86" style:family="table-column">
      <style:table-column-properties fo:break-before="auto" style:column-width="52mm"/>
    </style:style>
    <style:style style:name="co87" style:family="table-column">
      <style:table-column-properties fo:break-before="auto" style:column-width="52.28mm"/>
    </style:style>
    <style:style style:name="co88" style:family="table-column">
      <style:table-column-properties fo:break-before="auto" style:column-width="58.54mm"/>
    </style:style>
    <style:style style:name="co89" style:family="table-column">
      <style:table-column-properties fo:break-before="auto" style:column-width="48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7mm" fo:break-before="auto" style:use-optimal-row-height="fals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4.46mm" fo:break-before="auto" style:use-optimal-row-height="false"/>
    </style:style>
    <style:style style:name="ro5" style:family="table-row">
      <style:table-row-properties style:row-height="13.95mm" fo:break-before="auto" style:use-optimal-row-height="false"/>
    </style:style>
    <style:style style:name="ro6" style:family="table-row">
      <style:table-row-properties style:row-height="1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/>
      <style:text-properties style:use-window-font-color="true"/>
    </style:style>
    <style:style style:name="ce1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99"/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able-cell-properties fo:background-color="transparent" fo:wrap-option="wrap"/>
      <style:text-properties style:font-name="Liberation Sans" style:font-name-asian="Droid Sans Fallback" style:font-name-complex="FreeSans"/>
    </style:style>
  </office:automatic-styles>
  <office:body>
    <office:spreadsheet>
      <table:table table:name="SalesHistory_2" table:style-name="ta1">
        <table:table-source xlink:type="simple" xlink:href="../SalesHistory.csv" table:table-name="SalesHistory" table:filter-name="Text - txt - csv (StarCalc)" table:filter-options="44,34,14,1,,0,false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39" table:default-cell-style-name="Default"/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<text:tab/>Sales Record Number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Buyer Fullname</text:p>
          </table:table-cell>
          <table:table-cell office:value-type="string" calcext:value-type="string">
            <text:p>Buyer Phone Number</text:p>
          </table:table-cell>
          <table:table-cell office:value-type="string" calcext:value-type="string">
            <text:p>Buyer Email</text:p>
          </table:table-cell>
          <table:table-cell office:value-type="string" calcext:value-type="string">
            <text:p>Buyer Address 1</text:p>
          </table:table-cell>
          <table:table-cell office:value-type="string" calcext:value-type="string">
            <text:p>Buyer Address 2</text:p>
          </table:table-cell>
          <table:table-cell office:value-type="string" calcext:value-type="string">
            <text:p>Buyer City</text:p>
          </table:table-cell>
          <table:table-cell office:value-type="string" calcext:value-type="string">
            <text:p>Buyer State</text:p>
          </table:table-cell>
          <table:table-cell office:value-type="string" calcext:value-type="string">
            <text:p>Buyer Zip</text:p>
          </table:table-cell>
          <table:table-cell office:value-type="string" calcext:value-type="string">
            <text:p>Buyer Country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Item Title</text:p>
          </table:table-cell>
          <table:table-cell office:value-type="string" calcext:value-type="string">
            <text:p>Custom Labe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hipping and Handling</text:p>
          </table:table-cell>
          <table:table-cell office:value-type="string" calcext:value-type="string">
            <text:p>US Tax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ash on delivery fe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ayment Method</text:p>
          </table:table-cell>
          <table:table-cell office:value-type="string" calcext:value-type="string">
            <text:p>Sale Date</text:p>
          </table:table-cell>
          <table:table-cell office:value-type="string" calcext:value-type="string">
            <text:p>Checkout Date</text:p>
          </table:table-cell>
          <table:table-cell office:value-type="string" calcext:value-type="string">
            <text:p>Paid on Date</text:p>
          </table:table-cell>
          <table:table-cell office:value-type="string" calcext:value-type="string">
            <text:p>Shipped on Date</text:p>
          </table:table-cell>
          <table:table-cell office:value-type="string" calcext:value-type="string">
            <text:p>Feedback left</text:p>
          </table:table-cell>
          <table:table-cell office:value-type="string" calcext:value-type="string">
            <text:p>Feedback received</text:p>
          </table:table-cell>
          <table:table-cell office:value-type="string" calcext:value-type="string">
            <text:p>Notes to yourself</text:p>
          </table:table-cell>
          <table:table-cell office:value-type="string" calcext:value-type="string">
            <text:p>Unique Product Id</text:p>
          </table:table-cell>
          <table:table-cell office:value-type="string" calcext:value-type="string">
            <text:p>Private Field</text:p>
          </table:table-cell>
          <table:table-cell office:value-type="string" calcext:value-type="string">
            <text:p>ProductIDType</text:p>
          </table:table-cell>
          <table:table-cell office:value-type="string" calcext:value-type="string">
            <text:p>ProductIDValue</text:p>
          </table:table-cell>
          <table:table-cell office:value-type="string" calcext:value-type="string">
            <text:p>ProductIDValue-2</text:p>
          </table:table-cell>
          <table:table-cell office:value-type="string" calcext:value-type="string">
            <text:p>PayPal Transaction ID</text:p>
          </table:table-cell>
          <table:table-cell office:value-type="string" calcext:value-type="string">
            <text:p>Shipping Service</text:p>
          </table:table-cell>
          <table:table-cell office:value-type="string" calcext:value-type="string">
            <text:p>Cash on delivery option</text:p>
          </table:table-cell>
          <table:table-cell office:value-type="string" calcext:value-type="string">
            <text:p>Transaction ID</text:p>
          </table:table-cell>
          <table:table-cell office:value-type="string" calcext:value-type="string">
            <text:p>Order ID</text:p>
          </table:table-cell>
          <table:table-cell office:value-type="string" calcext:value-type="string">
            <text:p>Variation Details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random_user55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(614) 571-5555</text:p>
          </table:table-cell>
          <table:table-cell office:value-type="string" calcext:value-type="string">
            <text:p>someonerandom@yahoo.com</text:p>
          </table:table-cell>
          <table:table-cell office:value-type="string" calcext:value-type="string">
            <text:p>22 Green Street</text:p>
          </table:table-cell>
          <table:table-cell office:value-type="string" calcext:value-type="string">
            <text:p>Address 2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1344-1523</text:p>
          </table:table-cell>
          <table:table-cell office:value-type="string" calcext:value-type="string">
            <text:p>United States</text:p>
          </table:table-cell>
          <table:table-cell office:value-type="float" office:value="272091820000" calcext:value-type="float">
            <text:p>272091820000</text:p>
          </table:table-cell>
          <table:table-cell office:value-type="string" calcext:value-type="string">
            <text:p>White T-shirt [Regular,L]</text:p>
          </table:table-cell>
          <table:table-cell office:value-type="string" calcext:value-type="string">
            <text:p>SHRT-305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9.50</text:p>
          </table:table-cell>
          <table:table-cell table:number-columns-repeated="3" office:value-type="string" calcext:value-type="string">
            <text:p>$0.00</text:p>
          </table:table-cell>
          <table:table-cell/>
          <table:table-cell office:value-type="string" calcext:value-type="string">
            <text:p>$19.50</text:p>
          </table:table-cell>
          <table:table-cell office:value-type="string" calcext:value-type="string">
            <text:p>PayPal</text:p>
          </table:table-cell>
          <table:table-cell table:number-columns-repeated="3" office:value-type="string" calcext:value-type="string">
            <text:p>Jan-18-16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3*********************X</text:p>
          </table:table-cell>
          <table:table-cell office:value-type="string" calcext:value-type="string">
            <text:p>Economy Shipping from outside US</text:p>
          </table:table-cell>
          <table:table-cell/>
          <table:table-cell office:value-type="string" calcext:value-type="string">
            <text:p>15***********</text:p>
          </table:table-cell>
          <table:table-cell/>
          <table:table-cell office:value-type="string" calcext:value-type="string">
            <text:p>[Size Type:Regular,Bottoms Size (Men's):L,Sleeve:Short Sleeve]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random_user66</text:p>
          </table:table-cell>
          <table:table-cell office:value-type="string" calcext:value-type="string">
            <text:p>Maria Demir</text:p>
          </table:table-cell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someonerandom@gmail.com</text:p>
          </table:table-cell>
          <table:table-cell office:value-type="string" calcext:value-type="string">
            <text:p>66 Blue avenue</text:p>
          </table:table-cell>
          <table:table-cell office:value-type="string" calcext:value-type="string">
            <text:p>Address 2</text:p>
          </table:table-cell>
          <table:table-cell office:value-type="string" calcext:value-type="string">
            <text:p>South Forest</text:p>
          </table:table-cell>
          <table:table-cell office:value-type="string" calcext:value-type="string">
            <text:p><text:s/>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Sweden</text:p>
          </table:table-cell>
          <table:table-cell office:value-type="float" office:value="271965250000" calcext:value-type="float">
            <text:p>271965250000</text:p>
          </table:table-cell>
          <table:table-cell office:value-type="string" calcext:value-type="string">
            <text:p>Black T-shirt [Regular,M]</text:p>
          </table:table-cell>
          <table:table-cell office:value-type="string" calcext:value-type="string">
            <text:p>SHRT-300-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5.90</text:p>
          </table:table-cell>
          <table:table-cell table:number-columns-repeated="3" office:value-type="string" calcext:value-type="string">
            <text:p>$0.00</text:p>
          </table:table-cell>
          <table:table-cell/>
          <table:table-cell office:value-type="string" calcext:value-type="string">
            <text:p>$11.80</text:p>
          </table:table-cell>
          <table:table-cell office:value-type="string" calcext:value-type="string">
            <text:p>PayPal</text:p>
          </table:table-cell>
          <table:table-cell table:number-columns-repeated="3" office:value-type="string" calcext:value-type="string">
            <text:p>Jan-18-16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3*********************G</text:p>
          </table:table-cell>
          <table:table-cell office:value-type="string" calcext:value-type="string">
            <text:p>Economy Int'l Shipping</text:p>
          </table:table-cell>
          <table:table-cell/>
          <table:table-cell office:value-type="string" calcext:value-type="string">
            <text:p>15***********</text:p>
          </table:table-cell>
          <table:table-cell/>
          <table:table-cell office:value-type="string" calcext:value-type="string">
            <text:p>[Size Type:Regular,Size (Men's):M]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random_user77</text:p>
          </table:table-cell>
          <table:table-cell office:value-type="string" calcext:value-type="string">
            <text:p>Sadik Hadad</text:p>
          </table:table-cell>
          <table:table-cell office:value-type="float" office:value="4541234123" calcext:value-type="float">
            <text:p>4541234123</text:p>
          </table:table-cell>
          <table:table-cell office:value-type="string" calcext:value-type="string">
            <text:p>someoneranom_sadik@gmail.com</text:p>
          </table:table-cell>
          <table:table-cell office:value-type="string" calcext:value-type="string">
            <text:p>445 south lake</text:p>
          </table:table-cell>
          <table:table-cell office:value-type="string" calcext:value-type="string">
            <text:p>Dc -23</text:p>
          </table:table-cell>
          <table:table-cell office:value-type="string" calcext:value-type="string">
            <text:p>Blue Riv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4255-3422</text:p>
          </table:table-cell>
          <table:table-cell office:value-type="string" calcext:value-type="string">
            <text:p>United States</text:p>
          </table:table-cell>
          <table:table-cell office:value-type="float" office:value="271445250000" calcext:value-type="float">
            <text:p>271445250000</text:p>
          </table:table-cell>
          <table:table-cell office:value-type="string" calcext:value-type="string">
            <text:p>Black T-shirt [Regular,S]</text:p>
          </table:table-cell>
          <table:table-cell office:value-type="string" calcext:value-type="string">
            <text:p>SHRT-305-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3</text:p>
          </table:table-cell>
          <table:table-cell table:number-columns-repeated="3" office:value-type="string" calcext:value-type="string">
            <text:p>$0.00</text:p>
          </table:table-cell>
          <table:table-cell/>
          <table:table-cell office:value-type="string" calcext:value-type="string">
            <text:p>$12</text:p>
          </table:table-cell>
          <table:table-cell office:value-type="string" calcext:value-type="string">
            <text:p>PayPal</text:p>
          </table:table-cell>
          <table:table-cell table:number-columns-repeated="3" office:value-type="string" calcext:value-type="string">
            <text:p>Jan-18-16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3*********************X</text:p>
          </table:table-cell>
          <table:table-cell office:value-type="string" calcext:value-type="string">
            <text:p>Economy Shipping from outside US</text:p>
          </table:table-cell>
          <table:table-cell/>
          <table:table-cell office:value-type="string" calcext:value-type="string">
            <text:p>15***********</text:p>
          </table:table-cell>
          <table:table-cell/>
          <table:table-cell office:value-type="string" calcext:value-type="string">
            <text:p>[Size Type:Regular,Bottoms Size (Men's):S,Sleeve:Short Sleeve]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random_user88</text:p>
          </table:table-cell>
          <table:table-cell office:value-type="string" calcext:value-type="string">
            <text:p>Quantisha</text:p>
          </table:table-cell>
          <table:table-cell office:value-type="float" office:value="123445436" calcext:value-type="float">
            <text:p>123445436</text:p>
          </table:table-cell>
          <table:table-cell office:value-type="string" calcext:value-type="string">
            <text:p>someonerandom_quan@gmail.com</text:p>
          </table:table-cell>
          <table:table-cell office:value-type="string" calcext:value-type="string">
            <text:p>fifth avenue, 55 da</text:p>
          </table:table-cell>
          <table:table-cell/>
          <table:table-cell office:value-type="string" calcext:value-type="string">
            <text:p>High mountain</text:p>
          </table:table-cell>
          <table:table-cell table:number-columns-repeated="2"/>
          <table:table-cell office:value-type="string" calcext:value-type="string">
            <text:p>United Kingdom</text:p>
          </table:table-cell>
          <table:table-cell office:value-type="float" office:value="211965250000" calcext:value-type="float">
            <text:p>211965250000</text:p>
          </table:table-cell>
          <table:table-cell office:value-type="string" calcext:value-type="string">
            <text:p>Black T-shirt [Regular,XL]</text:p>
          </table:table-cell>
          <table:table-cell office:value-type="string" calcext:value-type="string">
            <text:p>SHRT-300-X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</text:p>
          </table:table-cell>
          <table:table-cell table:number-columns-repeated="3" office:value-type="string" calcext:value-type="string">
            <text:p>$0.00</text:p>
          </table:table-cell>
          <table:table-cell/>
          <table:table-cell office:value-type="string" calcext:value-type="string">
            <text:p>$3</text:p>
          </table:table-cell>
          <table:table-cell office:value-type="string" calcext:value-type="string">
            <text:p>PayPal</text:p>
          </table:table-cell>
          <table:table-cell table:number-columns-repeated="3" office:value-type="string" calcext:value-type="string">
            <text:p>Jan-18-16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3*********************G</text:p>
          </table:table-cell>
          <table:table-cell office:value-type="string" calcext:value-type="string">
            <text:p>Economy Int'l Shipping</text:p>
          </table:table-cell>
          <table:table-cell/>
          <table:table-cell office:value-type="string" calcext:value-type="string">
            <text:p>15***********</text:p>
          </table:table-cell>
          <table:table-cell/>
          <table:table-cell office:value-type="string" calcext:value-type="string">
            <text:p>[Size Type:Regular,Size (Men's):XL]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record(s) downloaded</text:p>
          </table:table-cell>
          <table:table-cell office:value-type="string" calcext:value-type="string">
            <text:p>from </text:p>
          </table:table-cell>
          <table:table-cell office:value-type="string" calcext:value-type="string">
            <text:p>Jan-18-16</text:p>
          </table:table-cell>
          <table:table-cell table:style-name="ce4" office:value-type="string" calcext:value-type="string">
            <text:p>16:41:35</text:p>
          </table:table-cell>
          <table:table-cell office:value-type="string" calcext:value-type="string">
            <text:p><text:s/>to </text:p>
          </table:table-cell>
          <table:table-cell office:value-type="string" calcext:value-type="string">
            <text:p>Jan-18-16</text:p>
          </table:table-cell>
          <table:table-cell table:style-name="ce4" office:value-type="string" calcext:value-type="string">
            <text:p>21:54: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eller ID: random@example.com</text:p>
          </table:table-cell>
          <table:table-cell table:number-columns-repeated="39"/>
        </table:table-row>
      </table:table>
      <table:table table:name="SalesHistory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7" table:default-cell-style-name="Default"/>
        <table:table-column table:style-name="co51" table:default-cell-style-name="Default"/>
        <table:table-column table:style-name="co1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0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1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44" table:default-cell-style-name="Default"/>
        <table:table-column table:style-name="co74" table:default-cell-style-name="Default"/>
        <table:table-column table:style-name="co35" table:default-cell-style-name="Default"/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Sales Record Number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Buyer Fullname</text:p>
          </table:table-cell>
          <table:table-cell office:value-type="string" calcext:value-type="string">
            <text:p>Buyer Phone Number</text:p>
          </table:table-cell>
          <table:table-cell office:value-type="string" calcext:value-type="string">
            <text:p>Buyer Email</text:p>
          </table:table-cell>
          <table:table-cell office:value-type="string" calcext:value-type="string">
            <text:p>Buyer Address 1</text:p>
          </table:table-cell>
          <table:table-cell office:value-type="string" calcext:value-type="string">
            <text:p>Buyer Address 2</text:p>
          </table:table-cell>
          <table:table-cell office:value-type="string" calcext:value-type="string">
            <text:p>Buyer City</text:p>
          </table:table-cell>
          <table:table-cell office:value-type="string" calcext:value-type="string">
            <text:p>Buyer State</text:p>
          </table:table-cell>
          <table:table-cell office:value-type="string" calcext:value-type="string">
            <text:p>Buyer Zip</text:p>
          </table:table-cell>
          <table:table-cell office:value-type="string" calcext:value-type="string">
            <text:p>Buyer Country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Item Title</text:p>
          </table:table-cell>
          <table:table-cell office:value-type="string" calcext:value-type="string">
            <text:p>Custom Labe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hipping and Handling</text:p>
          </table:table-cell>
          <table:table-cell office:value-type="string" calcext:value-type="string">
            <text:p>US Tax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ash on delivery fe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ayment Method</text:p>
          </table:table-cell>
          <table:table-cell office:value-type="string" calcext:value-type="string">
            <text:p>Sale Date</text:p>
          </table:table-cell>
          <table:table-cell office:value-type="string" calcext:value-type="string">
            <text:p>Checkout Date</text:p>
          </table:table-cell>
          <table:table-cell office:value-type="string" calcext:value-type="string">
            <text:p>Paid on Date</text:p>
          </table:table-cell>
          <table:table-cell office:value-type="string" calcext:value-type="string">
            <text:p>Shipped on Date</text:p>
          </table:table-cell>
          <table:table-cell office:value-type="string" calcext:value-type="string">
            <text:p>Feedback left</text:p>
          </table:table-cell>
          <table:table-cell office:value-type="string" calcext:value-type="string">
            <text:p>Feedback received</text:p>
          </table:table-cell>
          <table:table-cell office:value-type="string" calcext:value-type="string">
            <text:p>Notes to yourself</text:p>
          </table:table-cell>
          <table:table-cell office:value-type="string" calcext:value-type="string">
            <text:p>Unique Product Id</text:p>
          </table:table-cell>
          <table:table-cell office:value-type="string" calcext:value-type="string">
            <text:p>Private Field</text:p>
          </table:table-cell>
          <table:table-cell office:value-type="string" calcext:value-type="string">
            <text:p>ProductIDType</text:p>
          </table:table-cell>
          <table:table-cell office:value-type="string" calcext:value-type="string">
            <text:p>ProductIDValue</text:p>
          </table:table-cell>
          <table:table-cell office:value-type="string" calcext:value-type="string">
            <text:p>ProductIDValue-2</text:p>
          </table:table-cell>
          <table:table-cell office:value-type="string" calcext:value-type="string">
            <text:p>PayPal Transaction ID</text:p>
          </table:table-cell>
          <table:table-cell office:value-type="string" calcext:value-type="string">
            <text:p>Shipping Service</text:p>
          </table:table-cell>
          <table:table-cell office:value-type="string" calcext:value-type="string">
            <text:p>Cash on delivery option</text:p>
          </table:table-cell>
          <table:table-cell office:value-type="string" calcext:value-type="string">
            <text:p>Transaction ID</text:p>
          </table:table-cell>
          <table:table-cell office:value-type="string" calcext:value-type="string">
            <text:p>Order ID</text:p>
          </table:table-cell>
          <table:table-cell office:value-type="string" calcext:value-type="string">
            <text:p>Variation Details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table:formula="of:=[SalesHistory_2.A4]" office:value-type="float" office:value="801" calcext:value-type="float">
            <text:p>801</text:p>
          </table:table-cell>
          <table:table-cell table:formula="of:=[SalesHistory_2.B4]" office:value-type="string" office:string-value="random_user55" calcext:value-type="string">
            <text:p>random_user55</text:p>
          </table:table-cell>
          <table:table-cell table:formula="of:=[SalesHistory_2.C4]" office:value-type="string" office:string-value="John Smith" calcext:value-type="string">
            <text:p>John Smith</text:p>
          </table:table-cell>
          <table:table-cell table:formula="of:=[SalesHistory_2.D4]" office:value-type="string" office:string-value="(614) 571-5555" calcext:value-type="string">
            <text:p>(614) 571-5555</text:p>
          </table:table-cell>
          <table:table-cell table:formula="of:=[SalesHistory_2.E4]" office:value-type="string" office:string-value="someonerandom@yahoo.com" calcext:value-type="string">
            <text:p>someonerandom@yahoo.com</text:p>
          </table:table-cell>
          <table:table-cell table:formula="of:=[SalesHistory_2.F4]" office:value-type="string" office:string-value="22 Green Street" calcext:value-type="string">
            <text:p>22 Green Street</text:p>
          </table:table-cell>
          <table:table-cell table:formula="of:=[SalesHistory_2.G4]" office:value-type="string" office:string-value="Address 2" calcext:value-type="string">
            <text:p>Address 2</text:p>
          </table:table-cell>
          <table:table-cell table:formula="of:=[SalesHistory_2.H4]" office:value-type="string" office:string-value="White Sea" calcext:value-type="string">
            <text:p>White Sea</text:p>
          </table:table-cell>
          <table:table-cell table:formula="of:=[SalesHistory_2.I4]" office:value-type="string" office:string-value="OH" calcext:value-type="string">
            <text:p>OH</text:p>
          </table:table-cell>
          <table:table-cell table:formula="of:=[SalesHistory_2.J4]" office:value-type="string" office:string-value="1344-1523" calcext:value-type="string">
            <text:p>1344-1523</text:p>
          </table:table-cell>
          <table:table-cell table:formula="of:=[SalesHistory_2.K4]" office:value-type="string" office:string-value="United States" calcext:value-type="string">
            <text:p>United States</text:p>
          </table:table-cell>
          <table:table-cell table:formula="of:=[SalesHistory_2.L4]" office:value-type="float" office:value="272091820000" calcext:value-type="float">
            <text:p>272091820000</text:p>
          </table:table-cell>
          <table:table-cell table:formula="of:=[SalesHistory_2.M4]" office:value-type="string" office:string-value="White T-shirt [Regular,L]" calcext:value-type="string">
            <text:p>White T-shirt [Regular,L]</text:p>
          </table:table-cell>
          <table:table-cell table:formula="of:=[SalesHistory_2.N4]" office:value-type="string" office:string-value="SHRT-305-L" calcext:value-type="string">
            <text:p>SHRT-305-L</text:p>
          </table:table-cell>
          <table:table-cell table:formula="of:=[SalesHistory_2.O4]" office:value-type="float" office:value="1" calcext:value-type="float">
            <text:p>1</text:p>
          </table:table-cell>
          <table:table-cell table:formula="of:=[SalesHistory_2.P4]" office:value-type="string" office:string-value="$19.50" calcext:value-type="string">
            <text:p>$19.50</text:p>
          </table:table-cell>
          <table:table-cell table:formula="of:=[SalesHistory_2.Q4]" office:value-type="string" office:string-value="$0.00" calcext:value-type="string">
            <text:p>$0.00</text:p>
          </table:table-cell>
          <table:table-cell table:formula="of:=[SalesHistory_2.R4]" office:value-type="string" office:string-value="$0.00" calcext:value-type="string">
            <text:p>$0.00</text:p>
          </table:table-cell>
          <table:table-cell table:formula="of:=[SalesHistory_2.S4]" office:value-type="string" office:string-value="$0.00" calcext:value-type="string">
            <text:p>$0.00</text:p>
          </table:table-cell>
          <table:table-cell table:formula="of:=[SalesHistory_2.T4]" office:value-type="float" office:value="0" calcext:value-type="float">
            <text:p>0</text:p>
          </table:table-cell>
          <table:table-cell table:formula="of:=[SalesHistory_2.U4]" office:value-type="string" office:string-value="$19.50" calcext:value-type="string">
            <text:p>$19.50</text:p>
          </table:table-cell>
          <table:table-cell table:formula="of:=[SalesHistory_2.V4]" office:value-type="string" office:string-value="PayPal" calcext:value-type="string">
            <text:p>PayPal</text:p>
          </table:table-cell>
          <table:table-cell table:formula="of:=[SalesHistory_2.W4]" office:value-type="string" office:string-value="Jan-18-16" calcext:value-type="string">
            <text:p>Jan-18-16</text:p>
          </table:table-cell>
          <table:table-cell table:formula="of:=[SalesHistory_2.X4]" office:value-type="string" office:string-value="Jan-18-16" calcext:value-type="string">
            <text:p>Jan-18-16</text:p>
          </table:table-cell>
          <table:table-cell table:formula="of:=[SalesHistory_2.Y4]" office:value-type="string" office:string-value="Jan-18-16" calcext:value-type="string">
            <text:p>Jan-18-16</text:p>
          </table:table-cell>
          <table:table-cell table:formula="of:=[SalesHistory_2.Z4]" office:value-type="float" office:value="0" calcext:value-type="float">
            <text:p>0</text:p>
          </table:table-cell>
          <table:table-cell table:formula="of:=[SalesHistory_2.AA4]" office:value-type="string" office:string-value="No" calcext:value-type="string">
            <text:p>No</text:p>
          </table:table-cell>
          <table:table-cell table:formula="of:=[SalesHistory_2.AB4]" office:value-type="float" office:value="0" calcext:value-type="float">
            <text:p>0</text:p>
          </table:table-cell>
          <table:table-cell table:formula="of:=[SalesHistory_2.AC4]" office:value-type="float" office:value="0" calcext:value-type="float">
            <text:p>0</text:p>
          </table:table-cell>
          <table:table-cell table:formula="of:=[SalesHistory_2.AD4]" office:value-type="float" office:value="0" calcext:value-type="float">
            <text:p>0</text:p>
          </table:table-cell>
          <table:table-cell table:formula="of:=[SalesHistory_2.AE4]" office:value-type="float" office:value="0" calcext:value-type="float">
            <text:p>0</text:p>
          </table:table-cell>
          <table:table-cell table:formula="of:=[SalesHistory_2.AF4]" office:value-type="float" office:value="0" calcext:value-type="float">
            <text:p>0</text:p>
          </table:table-cell>
          <table:table-cell table:formula="of:=[SalesHistory_2.AG4]" office:value-type="float" office:value="0" calcext:value-type="float">
            <text:p>0</text:p>
          </table:table-cell>
          <table:table-cell table:formula="of:=[SalesHistory_2.AH4]" office:value-type="float" office:value="0" calcext:value-type="float">
            <text:p>0</text:p>
          </table:table-cell>
          <table:table-cell table:formula="of:=[SalesHistory_2.AI4]" office:value-type="string" office:string-value="3*********************X" calcext:value-type="string">
            <text:p>3*********************X</text:p>
          </table:table-cell>
          <table:table-cell table:formula="of:=[SalesHistory_2.AJ4]" office:value-type="string" office:string-value="Economy Shipping from outside US" calcext:value-type="string">
            <text:p>Economy Shipping from outside US</text:p>
          </table:table-cell>
          <table:table-cell table:formula="of:=[SalesHistory_2.AK4]" office:value-type="float" office:value="0" calcext:value-type="float">
            <text:p>0</text:p>
          </table:table-cell>
          <table:table-cell table:formula="of:=[SalesHistory_2.AL4]" office:value-type="string" office:string-value="15***********" calcext:value-type="string">
            <text:p>15***********</text:p>
          </table:table-cell>
          <table:table-cell table:formula="of:=[SalesHistory_2.AM4]" office:value-type="float" office:value="0" calcext:value-type="float">
            <text:p>0</text:p>
          </table:table-cell>
          <table:table-cell table:formula="of:=[SalesHistory_2.AN4]" office:value-type="string" office:string-value="[Size Type:Regular,Bottoms Size (Men's):L,Sleeve:Short Sleeve]" calcext:value-type="string">
            <text:p>[Size Type:Regular,Bottoms Size (Men's):L,Sleeve:Short Sleeve]</text:p>
          </table:table-cell>
          <table:table-cell table:formula="of:=[SalesHistory_2.AO4]" office:value-type="float" office:value="0" calcext:value-type="float">
            <text:p>0</text:p>
          </table:table-cell>
          <table:table-cell table:formula="of:=[SalesHistory_2.AP4]" office:value-type="float" office:value="0" calcext:value-type="float">
            <text:p>0</text:p>
          </table:table-cell>
        </table:table-row>
        <table:table-row table:style-name="ro1">
          <table:table-cell table:formula="of:=[SalesHistory_2.A5]" office:value-type="float" office:value="802" calcext:value-type="float">
            <text:p>802</text:p>
          </table:table-cell>
          <table:table-cell table:formula="of:=[SalesHistory_2.B5]" office:value-type="string" office:string-value="random_user66" calcext:value-type="string">
            <text:p>random_user66</text:p>
          </table:table-cell>
          <table:table-cell table:formula="of:=[SalesHistory_2.C5]" office:value-type="string" office:string-value="Maria Demir" calcext:value-type="string">
            <text:p>Maria Demir</text:p>
          </table:table-cell>
          <table:table-cell table:formula="of:=[SalesHistory_2.D5]" office:value-type="float" office:value="12345678" calcext:value-type="float">
            <text:p>12345678</text:p>
          </table:table-cell>
          <table:table-cell table:formula="of:=[SalesHistory_2.E5]" office:value-type="string" office:string-value="someonerandom@gmail.com" calcext:value-type="string">
            <text:p>someonerandom@gmail.com</text:p>
          </table:table-cell>
          <table:table-cell table:formula="of:=[SalesHistory_2.F5]" office:value-type="string" office:string-value="66 Blue avenue" calcext:value-type="string">
            <text:p>66 Blue avenue</text:p>
          </table:table-cell>
          <table:table-cell table:formula="of:=[SalesHistory_2.G5]" office:value-type="string" office:string-value="Address 2" calcext:value-type="string">
            <text:p>Address 2</text:p>
          </table:table-cell>
          <table:table-cell table:formula="of:=[SalesHistory_2.H5]" office:value-type="string" office:string-value="South Forest" calcext:value-type="string">
            <text:p>South Forest</text:p>
          </table:table-cell>
          <table:table-cell table:formula="of:=[SalesHistory_2.I5]" office:value-type="string" office:string-value=" " calcext:value-type="string">
            <text:p><text:s/></text:p>
          </table:table-cell>
          <table:table-cell table:formula="of:=[SalesHistory_2.J5]" office:value-type="float" office:value="4441" calcext:value-type="float">
            <text:p>4441</text:p>
          </table:table-cell>
          <table:table-cell table:formula="of:=[SalesHistory_2.K5]" office:value-type="string" office:string-value="Sweden" calcext:value-type="string">
            <text:p>Sweden</text:p>
          </table:table-cell>
          <table:table-cell table:formula="of:=[SalesHistory_2.L5]" office:value-type="float" office:value="271965250000" calcext:value-type="float">
            <text:p>271965250000</text:p>
          </table:table-cell>
          <table:table-cell table:formula="of:=[SalesHistory_2.M5]" office:value-type="string" office:string-value="Black T-shirt [Regular,M]" calcext:value-type="string">
            <text:p>Black T-shirt [Regular,M]</text:p>
          </table:table-cell>
          <table:table-cell table:formula="of:=[SalesHistory_2.N5]" office:value-type="string" office:string-value="SHRT-300-M" calcext:value-type="string">
            <text:p>SHRT-300-M</text:p>
          </table:table-cell>
          <table:table-cell table:formula="of:=[SalesHistory_2.O5]" office:value-type="float" office:value="2" calcext:value-type="float">
            <text:p>2</text:p>
          </table:table-cell>
          <table:table-cell table:formula="of:=[SalesHistory_2.P5]" office:value-type="string" office:string-value="$5.90" calcext:value-type="string">
            <text:p>$5.90</text:p>
          </table:table-cell>
          <table:table-cell table:formula="of:=[SalesHistory_2.Q5]" office:value-type="string" office:string-value="$0.00" calcext:value-type="string">
            <text:p>$0.00</text:p>
          </table:table-cell>
          <table:table-cell table:formula="of:=[SalesHistory_2.R5]" office:value-type="string" office:string-value="$0.00" calcext:value-type="string">
            <text:p>$0.00</text:p>
          </table:table-cell>
          <table:table-cell table:formula="of:=[SalesHistory_2.S5]" office:value-type="string" office:string-value="$0.00" calcext:value-type="string">
            <text:p>$0.00</text:p>
          </table:table-cell>
          <table:table-cell table:formula="of:=[SalesHistory_2.T5]" office:value-type="float" office:value="0" calcext:value-type="float">
            <text:p>0</text:p>
          </table:table-cell>
          <table:table-cell table:formula="of:=[SalesHistory_2.U5]" office:value-type="string" office:string-value="$11.80" calcext:value-type="string">
            <text:p>$11.80</text:p>
          </table:table-cell>
          <table:table-cell table:formula="of:=[SalesHistory_2.V5]" office:value-type="string" office:string-value="PayPal" calcext:value-type="string">
            <text:p>PayPal</text:p>
          </table:table-cell>
          <table:table-cell table:formula="of:=[SalesHistory_2.W5]" office:value-type="string" office:string-value="Jan-18-16" calcext:value-type="string">
            <text:p>Jan-18-16</text:p>
          </table:table-cell>
          <table:table-cell table:formula="of:=[SalesHistory_2.X5]" office:value-type="string" office:string-value="Jan-18-16" calcext:value-type="string">
            <text:p>Jan-18-16</text:p>
          </table:table-cell>
          <table:table-cell table:formula="of:=[SalesHistory_2.Y5]" office:value-type="string" office:string-value="Jan-18-16" calcext:value-type="string">
            <text:p>Jan-18-16</text:p>
          </table:table-cell>
          <table:table-cell table:formula="of:=[SalesHistory_2.Z5]" office:value-type="float" office:value="0" calcext:value-type="float">
            <text:p>0</text:p>
          </table:table-cell>
          <table:table-cell table:formula="of:=[SalesHistory_2.AA5]" office:value-type="string" office:string-value="No" calcext:value-type="string">
            <text:p>No</text:p>
          </table:table-cell>
          <table:table-cell table:formula="of:=[SalesHistory_2.AB5]" office:value-type="float" office:value="0" calcext:value-type="float">
            <text:p>0</text:p>
          </table:table-cell>
          <table:table-cell table:formula="of:=[SalesHistory_2.AC5]" office:value-type="float" office:value="0" calcext:value-type="float">
            <text:p>0</text:p>
          </table:table-cell>
          <table:table-cell table:formula="of:=[SalesHistory_2.AD5]" office:value-type="float" office:value="0" calcext:value-type="float">
            <text:p>0</text:p>
          </table:table-cell>
          <table:table-cell table:formula="of:=[SalesHistory_2.AE5]" office:value-type="float" office:value="0" calcext:value-type="float">
            <text:p>0</text:p>
          </table:table-cell>
          <table:table-cell table:formula="of:=[SalesHistory_2.AF5]" office:value-type="float" office:value="0" calcext:value-type="float">
            <text:p>0</text:p>
          </table:table-cell>
          <table:table-cell table:formula="of:=[SalesHistory_2.AG5]" office:value-type="float" office:value="0" calcext:value-type="float">
            <text:p>0</text:p>
          </table:table-cell>
          <table:table-cell table:formula="of:=[SalesHistory_2.AH5]" office:value-type="float" office:value="0" calcext:value-type="float">
            <text:p>0</text:p>
          </table:table-cell>
          <table:table-cell table:formula="of:=[SalesHistory_2.AI5]" office:value-type="string" office:string-value="3*********************G" calcext:value-type="string">
            <text:p>3*********************G</text:p>
          </table:table-cell>
          <table:table-cell table:formula="of:=[SalesHistory_2.AJ5]" office:value-type="string" office:string-value="Economy Int'l Shipping" calcext:value-type="string">
            <text:p>Economy Int'l Shipping</text:p>
          </table:table-cell>
          <table:table-cell table:formula="of:=[SalesHistory_2.AK5]" office:value-type="float" office:value="0" calcext:value-type="float">
            <text:p>0</text:p>
          </table:table-cell>
          <table:table-cell table:formula="of:=[SalesHistory_2.AL5]" office:value-type="string" office:string-value="15***********" calcext:value-type="string">
            <text:p>15***********</text:p>
          </table:table-cell>
          <table:table-cell table:formula="of:=[SalesHistory_2.AM5]" office:value-type="float" office:value="0" calcext:value-type="float">
            <text:p>0</text:p>
          </table:table-cell>
          <table:table-cell table:formula="of:=[SalesHistory_2.AN5]" office:value-type="string" office:string-value="[Size Type:Regular,Size (Men's):M]" calcext:value-type="string">
            <text:p>[Size Type:Regular,Size (Men's):M]</text:p>
          </table:table-cell>
          <table:table-cell table:formula="of:=[SalesHistory_2.AO5]" office:value-type="float" office:value="0" calcext:value-type="float">
            <text:p>0</text:p>
          </table:table-cell>
          <table:table-cell table:formula="of:=[SalesHistory_2.AP5]" office:value-type="float" office:value="0" calcext:value-type="float">
            <text:p>0</text:p>
          </table:table-cell>
        </table:table-row>
        <table:table-row table:style-name="ro1">
          <table:table-cell table:formula="of:=[SalesHistory_2.A6]" office:value-type="float" office:value="803" calcext:value-type="float">
            <text:p>803</text:p>
          </table:table-cell>
          <table:table-cell table:formula="of:=[SalesHistory_2.B6]" office:value-type="string" office:string-value="random_user77" calcext:value-type="string">
            <text:p>random_user77</text:p>
          </table:table-cell>
          <table:table-cell table:formula="of:=[SalesHistory_2.C6]" office:value-type="string" office:string-value="Sadik Hadad" calcext:value-type="string">
            <text:p>Sadik Hadad</text:p>
          </table:table-cell>
          <table:table-cell table:formula="of:=[SalesHistory_2.D6]" office:value-type="float" office:value="4541234123" calcext:value-type="float">
            <text:p>4541234123</text:p>
          </table:table-cell>
          <table:table-cell table:formula="of:=[SalesHistory_2.E6]" office:value-type="string" office:string-value="someoneranom_sadik@gmail.com" calcext:value-type="string">
            <text:p>someoneranom_sadik@gmail.com</text:p>
          </table:table-cell>
          <table:table-cell table:formula="of:=[SalesHistory_2.F6]" office:value-type="string" office:string-value="445 south lake" calcext:value-type="string">
            <text:p>445 south lake</text:p>
          </table:table-cell>
          <table:table-cell table:formula="of:=[SalesHistory_2.G6]" office:value-type="string" office:string-value="Dc -23" calcext:value-type="string">
            <text:p>Dc -23</text:p>
          </table:table-cell>
          <table:table-cell table:formula="of:=[SalesHistory_2.H6]" office:value-type="string" office:string-value="Blue River" calcext:value-type="string">
            <text:p>Blue River</text:p>
          </table:table-cell>
          <table:table-cell table:formula="of:=[SalesHistory_2.I6]" office:value-type="string" office:string-value="NY" calcext:value-type="string">
            <text:p>NY</text:p>
          </table:table-cell>
          <table:table-cell table:formula="of:=[SalesHistory_2.J6]" office:value-type="string" office:string-value="4255-3422" calcext:value-type="string">
            <text:p>4255-3422</text:p>
          </table:table-cell>
          <table:table-cell table:formula="of:=[SalesHistory_2.K6]" office:value-type="string" office:string-value="United States" calcext:value-type="string">
            <text:p>United States</text:p>
          </table:table-cell>
          <table:table-cell table:formula="of:=[SalesHistory_2.L6]" office:value-type="float" office:value="271445250000" calcext:value-type="float">
            <text:p>271445250000</text:p>
          </table:table-cell>
          <table:table-cell table:formula="of:=[SalesHistory_2.M6]" office:value-type="string" office:string-value="Black T-shirt [Regular,S]" calcext:value-type="string">
            <text:p>Black T-shirt [Regular,S]</text:p>
          </table:table-cell>
          <table:table-cell table:formula="of:=[SalesHistory_2.N6]" office:value-type="string" office:string-value="SHRT-305-S" calcext:value-type="string">
            <text:p>SHRT-305-S</text:p>
          </table:table-cell>
          <table:table-cell table:formula="of:=[SalesHistory_2.O6]" office:value-type="float" office:value="4" calcext:value-type="float">
            <text:p>4</text:p>
          </table:table-cell>
          <table:table-cell table:formula="of:=[SalesHistory_2.P6]" office:value-type="string" office:string-value="$3" calcext:value-type="string">
            <text:p>$3</text:p>
          </table:table-cell>
          <table:table-cell table:formula="of:=[SalesHistory_2.Q6]" office:value-type="string" office:string-value="$0.00" calcext:value-type="string">
            <text:p>$0.00</text:p>
          </table:table-cell>
          <table:table-cell table:formula="of:=[SalesHistory_2.R6]" office:value-type="string" office:string-value="$0.00" calcext:value-type="string">
            <text:p>$0.00</text:p>
          </table:table-cell>
          <table:table-cell table:formula="of:=[SalesHistory_2.S6]" office:value-type="string" office:string-value="$0.00" calcext:value-type="string">
            <text:p>$0.00</text:p>
          </table:table-cell>
          <table:table-cell table:formula="of:=[SalesHistory_2.T6]" office:value-type="float" office:value="0" calcext:value-type="float">
            <text:p>0</text:p>
          </table:table-cell>
          <table:table-cell table:formula="of:=[SalesHistory_2.U6]" office:value-type="string" office:string-value="$12" calcext:value-type="string">
            <text:p>$12</text:p>
          </table:table-cell>
          <table:table-cell table:formula="of:=[SalesHistory_2.V6]" office:value-type="string" office:string-value="PayPal" calcext:value-type="string">
            <text:p>PayPal</text:p>
          </table:table-cell>
          <table:table-cell table:formula="of:=[SalesHistory_2.W6]" office:value-type="string" office:string-value="Jan-18-16" calcext:value-type="string">
            <text:p>Jan-18-16</text:p>
          </table:table-cell>
          <table:table-cell table:formula="of:=[SalesHistory_2.X6]" office:value-type="string" office:string-value="Jan-18-16" calcext:value-type="string">
            <text:p>Jan-18-16</text:p>
          </table:table-cell>
          <table:table-cell table:formula="of:=[SalesHistory_2.Y6]" office:value-type="string" office:string-value="Jan-18-16" calcext:value-type="string">
            <text:p>Jan-18-16</text:p>
          </table:table-cell>
          <table:table-cell table:formula="of:=[SalesHistory_2.Z6]" office:value-type="float" office:value="0" calcext:value-type="float">
            <text:p>0</text:p>
          </table:table-cell>
          <table:table-cell table:formula="of:=[SalesHistory_2.AA6]" office:value-type="string" office:string-value="No" calcext:value-type="string">
            <text:p>No</text:p>
          </table:table-cell>
          <table:table-cell table:formula="of:=[SalesHistory_2.AB6]" office:value-type="float" office:value="0" calcext:value-type="float">
            <text:p>0</text:p>
          </table:table-cell>
          <table:table-cell table:formula="of:=[SalesHistory_2.AC6]" office:value-type="float" office:value="0" calcext:value-type="float">
            <text:p>0</text:p>
          </table:table-cell>
          <table:table-cell table:formula="of:=[SalesHistory_2.AD6]" office:value-type="float" office:value="0" calcext:value-type="float">
            <text:p>0</text:p>
          </table:table-cell>
          <table:table-cell table:formula="of:=[SalesHistory_2.AE6]" office:value-type="float" office:value="0" calcext:value-type="float">
            <text:p>0</text:p>
          </table:table-cell>
          <table:table-cell table:formula="of:=[SalesHistory_2.AF6]" office:value-type="float" office:value="0" calcext:value-type="float">
            <text:p>0</text:p>
          </table:table-cell>
          <table:table-cell table:formula="of:=[SalesHistory_2.AG6]" office:value-type="float" office:value="0" calcext:value-type="float">
            <text:p>0</text:p>
          </table:table-cell>
          <table:table-cell table:formula="of:=[SalesHistory_2.AH6]" office:value-type="float" office:value="0" calcext:value-type="float">
            <text:p>0</text:p>
          </table:table-cell>
          <table:table-cell table:formula="of:=[SalesHistory_2.AI6]" office:value-type="string" office:string-value="3*********************X" calcext:value-type="string">
            <text:p>3*********************X</text:p>
          </table:table-cell>
          <table:table-cell table:formula="of:=[SalesHistory_2.AJ6]" office:value-type="string" office:string-value="Economy Shipping from outside US" calcext:value-type="string">
            <text:p>Economy Shipping from outside US</text:p>
          </table:table-cell>
          <table:table-cell table:formula="of:=[SalesHistory_2.AK6]" office:value-type="float" office:value="0" calcext:value-type="float">
            <text:p>0</text:p>
          </table:table-cell>
          <table:table-cell table:formula="of:=[SalesHistory_2.AL6]" office:value-type="string" office:string-value="15***********" calcext:value-type="string">
            <text:p>15***********</text:p>
          </table:table-cell>
          <table:table-cell table:formula="of:=[SalesHistory_2.AM6]" office:value-type="float" office:value="0" calcext:value-type="float">
            <text:p>0</text:p>
          </table:table-cell>
          <table:table-cell table:formula="of:=[SalesHistory_2.AN6]" office:value-type="string" office:string-value="[Size Type:Regular,Bottoms Size (Men's):S,Sleeve:Short Sleeve]" calcext:value-type="string">
            <text:p>[Size Type:Regular,Bottoms Size (Men's):S,Sleeve:Short Sleeve]</text:p>
          </table:table-cell>
          <table:table-cell table:number-columns-repeated="2"/>
        </table:table-row>
        <table:table-row table:style-name="ro1">
          <table:table-cell table:formula="of:=[SalesHistory_2.A7]" office:value-type="float" office:value="804" calcext:value-type="float">
            <text:p>804</text:p>
          </table:table-cell>
          <table:table-cell table:formula="of:=[SalesHistory_2.B7]" office:value-type="string" office:string-value="random_user88" calcext:value-type="string">
            <text:p>random_user88</text:p>
          </table:table-cell>
          <table:table-cell table:formula="of:=[SalesHistory_2.C7]" office:value-type="string" office:string-value="Quantisha" calcext:value-type="string">
            <text:p>Quantisha</text:p>
          </table:table-cell>
          <table:table-cell table:formula="of:=[SalesHistory_2.D7]" office:value-type="float" office:value="123445436" calcext:value-type="float">
            <text:p>123445436</text:p>
          </table:table-cell>
          <table:table-cell table:formula="of:=[SalesHistory_2.E7]" office:value-type="string" office:string-value="someonerandom_quan@gmail.com" calcext:value-type="string">
            <text:p>someonerandom_quan@gmail.com</text:p>
          </table:table-cell>
          <table:table-cell table:formula="of:=[SalesHistory_2.F7]" office:value-type="string" office:string-value="fifth avenue, 55 da" calcext:value-type="string">
            <text:p>fifth avenue, 55 da</text:p>
          </table:table-cell>
          <table:table-cell table:formula="of:=[SalesHistory_2.G7]" office:value-type="float" office:value="0" calcext:value-type="float">
            <text:p>0</text:p>
          </table:table-cell>
          <table:table-cell table:formula="of:=[SalesHistory_2.H7]" office:value-type="string" office:string-value="High mountain" calcext:value-type="string">
            <text:p>High mountain</text:p>
          </table:table-cell>
          <table:table-cell table:formula="of:=[SalesHistory_2.I7]" office:value-type="float" office:value="0" calcext:value-type="float">
            <text:p>0</text:p>
          </table:table-cell>
          <table:table-cell table:formula="of:=[SalesHistory_2.J7]" office:value-type="float" office:value="0" calcext:value-type="float">
            <text:p>0</text:p>
          </table:table-cell>
          <table:table-cell table:formula="of:=[SalesHistory_2.K7]" office:value-type="string" office:string-value="United Kingdom" calcext:value-type="string">
            <text:p>United Kingdom</text:p>
          </table:table-cell>
          <table:table-cell table:formula="of:=[SalesHistory_2.L7]" office:value-type="float" office:value="211965250000" calcext:value-type="float">
            <text:p>211965250000</text:p>
          </table:table-cell>
          <table:table-cell table:formula="of:=[SalesHistory_2.M7]" office:value-type="string" office:string-value="Black T-shirt [Regular,XL]" calcext:value-type="string">
            <text:p>Black T-shirt [Regular,XL]</text:p>
          </table:table-cell>
          <table:table-cell table:formula="of:=[SalesHistory_2.N7]" office:value-type="string" office:string-value="SHRT-300-XL" calcext:value-type="string">
            <text:p>SHRT-300-XL</text:p>
          </table:table-cell>
          <table:table-cell table:formula="of:=[SalesHistory_2.O7]" office:value-type="float" office:value="3" calcext:value-type="float">
            <text:p>3</text:p>
          </table:table-cell>
          <table:table-cell table:formula="of:=[SalesHistory_2.P7]" office:value-type="string" office:string-value="$1" calcext:value-type="string">
            <text:p>$1</text:p>
          </table:table-cell>
          <table:table-cell table:formula="of:=[SalesHistory_2.Q7]" office:value-type="string" office:string-value="$0.00" calcext:value-type="string">
            <text:p>$0.00</text:p>
          </table:table-cell>
          <table:table-cell table:formula="of:=[SalesHistory_2.R7]" office:value-type="string" office:string-value="$0.00" calcext:value-type="string">
            <text:p>$0.00</text:p>
          </table:table-cell>
          <table:table-cell table:formula="of:=[SalesHistory_2.S7]" office:value-type="string" office:string-value="$0.00" calcext:value-type="string">
            <text:p>$0.00</text:p>
          </table:table-cell>
          <table:table-cell table:formula="of:=[SalesHistory_2.T7]" office:value-type="float" office:value="0" calcext:value-type="float">
            <text:p>0</text:p>
          </table:table-cell>
          <table:table-cell table:formula="of:=[SalesHistory_2.U7]" office:value-type="string" office:string-value="$3" calcext:value-type="string">
            <text:p>$3</text:p>
          </table:table-cell>
          <table:table-cell table:formula="of:=[SalesHistory_2.V7]" office:value-type="string" office:string-value="PayPal" calcext:value-type="string">
            <text:p>PayPal</text:p>
          </table:table-cell>
          <table:table-cell table:formula="of:=[SalesHistory_2.W7]" office:value-type="string" office:string-value="Jan-18-16" calcext:value-type="string">
            <text:p>Jan-18-16</text:p>
          </table:table-cell>
          <table:table-cell table:formula="of:=[SalesHistory_2.X7]" office:value-type="string" office:string-value="Jan-18-16" calcext:value-type="string">
            <text:p>Jan-18-16</text:p>
          </table:table-cell>
          <table:table-cell table:formula="of:=[SalesHistory_2.Y7]" office:value-type="string" office:string-value="Jan-18-16" calcext:value-type="string">
            <text:p>Jan-18-16</text:p>
          </table:table-cell>
          <table:table-cell table:formula="of:=[SalesHistory_2.Z7]" office:value-type="float" office:value="0" calcext:value-type="float">
            <text:p>0</text:p>
          </table:table-cell>
          <table:table-cell table:formula="of:=[SalesHistory_2.AA7]" office:value-type="string" office:string-value="No" calcext:value-type="string">
            <text:p>No</text:p>
          </table:table-cell>
          <table:table-cell table:formula="of:=[SalesHistory_2.AB7]" office:value-type="float" office:value="0" calcext:value-type="float">
            <text:p>0</text:p>
          </table:table-cell>
          <table:table-cell table:formula="of:=[SalesHistory_2.AC7]" office:value-type="float" office:value="0" calcext:value-type="float">
            <text:p>0</text:p>
          </table:table-cell>
          <table:table-cell table:formula="of:=[SalesHistory_2.AD7]" office:value-type="float" office:value="0" calcext:value-type="float">
            <text:p>0</text:p>
          </table:table-cell>
          <table:table-cell table:formula="of:=[SalesHistory_2.AE7]" office:value-type="float" office:value="0" calcext:value-type="float">
            <text:p>0</text:p>
          </table:table-cell>
          <table:table-cell table:formula="of:=[SalesHistory_2.AF7]" office:value-type="float" office:value="0" calcext:value-type="float">
            <text:p>0</text:p>
          </table:table-cell>
          <table:table-cell table:formula="of:=[SalesHistory_2.AG7]" office:value-type="float" office:value="0" calcext:value-type="float">
            <text:p>0</text:p>
          </table:table-cell>
          <table:table-cell table:formula="of:=[SalesHistory_2.AH7]" office:value-type="float" office:value="0" calcext:value-type="float">
            <text:p>0</text:p>
          </table:table-cell>
          <table:table-cell table:formula="of:=[SalesHistory_2.AI7]" office:value-type="string" office:string-value="3*********************G" calcext:value-type="string">
            <text:p>3*********************G</text:p>
          </table:table-cell>
          <table:table-cell table:formula="of:=[SalesHistory_2.AJ7]" office:value-type="string" office:string-value="Economy Int'l Shipping" calcext:value-type="string">
            <text:p>Economy Int'l Shipping</text:p>
          </table:table-cell>
          <table:table-cell table:formula="of:=[SalesHistory_2.AK7]" office:value-type="float" office:value="0" calcext:value-type="float">
            <text:p>0</text:p>
          </table:table-cell>
          <table:table-cell table:formula="of:=[SalesHistory_2.AL7]" office:value-type="string" office:string-value="15***********" calcext:value-type="string">
            <text:p>15***********</text:p>
          </table:table-cell>
          <table:table-cell table:formula="of:=[SalesHistory_2.AM7]" office:value-type="float" office:value="0" calcext:value-type="float">
            <text:p>0</text:p>
          </table:table-cell>
          <table:table-cell table:formula="of:=[SalesHistory_2.AN7]" office:value-type="string" office:string-value="[Size Type:Regular,Size (Men's):XL]" calcext:value-type="string">
            <text:p>[Size Type:Regular,Size (Men's):XL]</text:p>
          </table:table-cell>
          <table:table-cell table:number-columns-repeated="2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First 4 Raws</text:p>
          </table:table-cell>
          <table:table-cell table:number-columns-repeated="39"/>
        </table:table-row>
        <table:table-row table:style-name="ro1" table:number-rows-repeated="3">
          <table:table-cell table:number-columns-repeated="11"/>
          <table:table-cell table:style-name="ce6"/>
          <table:table-cell table:number-columns-repeated="30"/>
        </table:table-row>
        <table:table-row table:style-name="ro1" table:number-rows-repeated="6">
          <table:table-cell table:number-columns-repeated="42"/>
        </table:table-row>
        <table:table-row table:style-name="ro1">
          <table:table-cell table:number-columns-repeated="4"/>
          <table:table-cell table:style-name="ce5"/>
          <table:table-cell table:number-columns-repeated="37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37"/>
        </table:table-row>
        <table:table-row table:style-name="ro1">
          <table:table-cell table:number-columns-repeated="4"/>
          <table:table-cell table:style-name="ce6"/>
          <table:table-cell table:number-columns-repeated="37"/>
        </table:table-row>
      </table:table>
      <table:table table:name="Flipped" table:style-name="ta1"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row table:style-name="ro1">
          <table:table-cell table:number-matrix-columns-spanned="6" table:number-matrix-rows-spanned="40" table:formula="of:=TRANSPOSE([SalesHistory.A2:.AN7])" office:value-type="string" office:string-value="Sales Record Number" calcext:value-type="string">
            <text:p>Sales Record Number</text:p>
          </table:table-cell>
          <table:table-cell office:value-type="float" office:value="0" calcext:value-type="float">
            <text:p/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office:string-value="User Id" calcext:value-type="string">
            <text:p>User Id</text:p>
          </table:table-cell>
          <table:table-cell office:value-type="float" office:value="0" calcext:value-type="float">
            <text:p/>
          </table:table-cell>
          <table:table-cell office:value-type="string" office:string-value="random_user55" calcext:value-type="string">
            <text:p>random_user55</text:p>
          </table:table-cell>
          <table:table-cell office:value-type="string" office:string-value="random_user66" calcext:value-type="string">
            <text:p>random_user66</text:p>
          </table:table-cell>
          <table:table-cell office:value-type="string" office:string-value="random_user77" calcext:value-type="string">
            <text:p>random_user77</text:p>
          </table:table-cell>
          <table:table-cell office:value-type="string" office:string-value="random_user88" calcext:value-type="string">
            <text:p>random_user88</text:p>
          </table:table-cell>
        </table:table-row>
        <table:table-row table:style-name="ro1">
          <table:table-cell office:value-type="string" office:string-value="Buyer Fullname" calcext:value-type="string">
            <text:p>Buyer Fullname</text:p>
          </table:table-cell>
          <table:table-cell office:value-type="float" office:value="0" calcext:value-type="float">
            <text:p/>
          </table:table-cell>
          <table:table-cell office:value-type="string" office:string-value="John Smith" calcext:value-type="string">
            <text:p>John Smith</text:p>
          </table:table-cell>
          <table:table-cell office:value-type="string" office:string-value="Maria Demir" calcext:value-type="string">
            <text:p>Maria Demir</text:p>
          </table:table-cell>
          <table:table-cell office:value-type="string" office:string-value="Sadik Hadad" calcext:value-type="string">
            <text:p>Sadik Hadad</text:p>
          </table:table-cell>
          <table:table-cell office:value-type="string" office:string-value="Quantisha" calcext:value-type="string">
            <text:p>Quantisha</text:p>
          </table:table-cell>
        </table:table-row>
        <table:table-row table:style-name="ro1">
          <table:table-cell office:value-type="string" office:string-value="Buyer Phone Number" calcext:value-type="string">
            <text:p>Buyer Phone Number</text:p>
          </table:table-cell>
          <table:table-cell office:value-type="float" office:value="0" calcext:value-type="float">
            <text:p/>
          </table:table-cell>
          <table:table-cell office:value-type="string" office:string-value="(614) 571-5555" calcext:value-type="string">
            <text:p>(614) 571-5555</text:p>
          </table:table-cell>
          <table:table-cell office:value-type="float" office:value="12345678" calcext:value-type="float">
            <text:p>12345678</text:p>
          </table:table-cell>
          <table:table-cell office:value-type="float" office:value="4541234123" calcext:value-type="float">
            <text:p>4541234123</text:p>
          </table:table-cell>
          <table:table-cell office:value-type="float" office:value="123445436" calcext:value-type="float">
            <text:p>123445436</text:p>
          </table:table-cell>
        </table:table-row>
        <table:table-row table:style-name="ro1">
          <table:table-cell office:value-type="string" office:string-value="Buyer Email" calcext:value-type="string">
            <text:p>Buyer Email</text:p>
          </table:table-cell>
          <table:table-cell office:value-type="float" office:value="0" calcext:value-type="float">
            <text:p/>
          </table:table-cell>
          <table:table-cell office:value-type="string" office:string-value="someonerandom@yahoo.com" calcext:value-type="string">
            <text:p>someonerandom@yahoo.com</text:p>
          </table:table-cell>
          <table:table-cell office:value-type="string" office:string-value="someonerandom@gmail.com" calcext:value-type="string">
            <text:p>someonerandom@gmail.com</text:p>
          </table:table-cell>
          <table:table-cell office:value-type="string" office:string-value="someoneranom_sadik@gmail.com" calcext:value-type="string">
            <text:p>someoneranom_sadik@gmail.com</text:p>
          </table:table-cell>
          <table:table-cell office:value-type="string" office:string-value="someonerandom_quan@gmail.com" calcext:value-type="string">
            <text:p>someonerandom_quan@gmail.com</text:p>
          </table:table-cell>
        </table:table-row>
        <table:table-row table:style-name="ro1">
          <table:table-cell office:value-type="string" office:string-value="Buyer Address 1" calcext:value-type="string">
            <text:p>Buyer Address 1</text:p>
          </table:table-cell>
          <table:table-cell office:value-type="float" office:value="0" calcext:value-type="float">
            <text:p/>
          </table:table-cell>
          <table:table-cell office:value-type="string" office:string-value="22 Green Street" calcext:value-type="string">
            <text:p>22 Green Street</text:p>
          </table:table-cell>
          <table:table-cell office:value-type="string" office:string-value="66 Blue avenue" calcext:value-type="string">
            <text:p>66 Blue avenue</text:p>
          </table:table-cell>
          <table:table-cell office:value-type="string" office:string-value="445 south lake" calcext:value-type="string">
            <text:p>445 south lake</text:p>
          </table:table-cell>
          <table:table-cell office:value-type="string" office:string-value="fifth avenue, 55 da" calcext:value-type="string">
            <text:p>fifth avenue, 55 da</text:p>
          </table:table-cell>
        </table:table-row>
        <table:table-row table:style-name="ro1">
          <table:table-cell office:value-type="string" office:string-value="Buyer Address 2" calcext:value-type="string">
            <text:p>Buyer Address 2</text:p>
          </table:table-cell>
          <table:table-cell office:value-type="float" office:value="0" calcext:value-type="float">
            <text:p/>
          </table:table-cell>
          <table:table-cell office:value-type="string" office:string-value="Address 2" calcext:value-type="string">
            <text:p>Address 2</text:p>
          </table:table-cell>
          <table:table-cell office:value-type="string" office:string-value="Address 2" calcext:value-type="string">
            <text:p>Address 2</text:p>
          </table:table-cell>
          <table:table-cell office:value-type="string" office:string-value="Dc -23" calcext:value-type="string">
            <text:p>Dc -23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Buyer City" calcext:value-type="string">
            <text:p>Buyer City</text:p>
          </table:table-cell>
          <table:table-cell office:value-type="float" office:value="0" calcext:value-type="float">
            <text:p/>
          </table:table-cell>
          <table:table-cell office:value-type="string" office:string-value="White Sea" calcext:value-type="string">
            <text:p>White Sea</text:p>
          </table:table-cell>
          <table:table-cell office:value-type="string" office:string-value="South Forest" calcext:value-type="string">
            <text:p>South Forest</text:p>
          </table:table-cell>
          <table:table-cell office:value-type="string" office:string-value="Blue River" calcext:value-type="string">
            <text:p>Blue River</text:p>
          </table:table-cell>
          <table:table-cell office:value-type="string" office:string-value="High mountain" calcext:value-type="string">
            <text:p>High mountain</text:p>
          </table:table-cell>
        </table:table-row>
        <table:table-row table:style-name="ro1">
          <table:table-cell office:value-type="string" office:string-value="Buyer State" calcext:value-type="string">
            <text:p>Buyer State</text:p>
          </table:table-cell>
          <table:table-cell office:value-type="float" office:value="0" calcext:value-type="float">
            <text:p/>
          </table:table-cell>
          <table:table-cell office:value-type="string" office:string-value="OH" calcext:value-type="string">
            <text:p>OH</text:p>
          </table:table-cell>
          <table:table-cell office:value-type="string" office:string-value=" " calcext:value-type="string">
            <text:p><text:s/></text:p>
          </table:table-cell>
          <table:table-cell office:value-type="string" office:string-value="NY" calcext:value-type="string">
            <text:p>NY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Buyer Zip" calcext:value-type="string">
            <text:p>Buyer Zip</text:p>
          </table:table-cell>
          <table:table-cell office:value-type="float" office:value="0" calcext:value-type="float">
            <text:p/>
          </table:table-cell>
          <table:table-cell office:value-type="string" office:string-value="1344-1523" calcext:value-type="string">
            <text:p>1344-1523</text:p>
          </table:table-cell>
          <table:table-cell office:value-type="float" office:value="4441" calcext:value-type="float">
            <text:p>4441</text:p>
          </table:table-cell>
          <table:table-cell office:value-type="string" office:string-value="4255-3422" calcext:value-type="string">
            <text:p>4255-3422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Buyer Country" calcext:value-type="string">
            <text:p>Buyer Country</text:p>
          </table:table-cell>
          <table:table-cell office:value-type="float" office:value="0" calcext:value-type="float">
            <text:p/>
          </table:table-cell>
          <table:table-cell office:value-type="string" office:string-value="United States" calcext:value-type="string">
            <text:p>United States</text:p>
          </table:table-cell>
          <table:table-cell office:value-type="string" office:string-value="Sweden" calcext:value-type="string">
            <text:p>Sweden</text:p>
          </table:table-cell>
          <table:table-cell office:value-type="string" office:string-value="United States" calcext:value-type="string">
            <text:p>United States</text:p>
          </table:table-cell>
          <table:table-cell office:value-type="string" office:string-value="United Kingdom" calcext:value-type="string">
            <text:p>United Kingdom</text:p>
          </table:table-cell>
        </table:table-row>
        <table:table-row table:style-name="ro1">
          <table:table-cell office:value-type="string" office:string-value="Item Number" calcext:value-type="string">
            <text:p>Item Number</text:p>
          </table:table-cell>
          <table:table-cell office:value-type="float" office:value="0" calcext:value-type="float">
            <text:p/>
          </table:table-cell>
          <table:table-cell office:value-type="float" office:value="272091820000" calcext:value-type="float">
            <text:p>272091820000</text:p>
          </table:table-cell>
          <table:table-cell office:value-type="float" office:value="271965250000" calcext:value-type="float">
            <text:p>271965250000</text:p>
          </table:table-cell>
          <table:table-cell office:value-type="float" office:value="271445250000" calcext:value-type="float">
            <text:p>271445250000</text:p>
          </table:table-cell>
          <table:table-cell office:value-type="float" office:value="211965250000" calcext:value-type="float">
            <text:p>211965250000</text:p>
          </table:table-cell>
        </table:table-row>
        <table:table-row table:style-name="ro1">
          <table:table-cell office:value-type="string" office:string-value="Item Title" calcext:value-type="string">
            <text:p>Item Title</text:p>
          </table:table-cell>
          <table:table-cell office:value-type="float" office:value="0" calcext:value-type="float">
            <text:p/>
          </table:table-cell>
          <table:table-cell office:value-type="string" office:string-value="White T-shirt [Regular,L]" calcext:value-type="string">
            <text:p>White T-shirt [Regular,L]</text:p>
          </table:table-cell>
          <table:table-cell office:value-type="string" office:string-value="Black T-shirt [Regular,M]" calcext:value-type="string">
            <text:p>Black T-shirt [Regular,M]</text:p>
          </table:table-cell>
          <table:table-cell office:value-type="string" office:string-value="Black T-shirt [Regular,S]" calcext:value-type="string">
            <text:p>Black T-shirt [Regular,S]</text:p>
          </table:table-cell>
          <table:table-cell office:value-type="string" office:string-value="Black T-shirt [Regular,XL]" calcext:value-type="string">
            <text:p>Black T-shirt [Regular,XL]</text:p>
          </table:table-cell>
        </table:table-row>
        <table:table-row table:style-name="ro1">
          <table:table-cell office:value-type="string" office:string-value="Custom Label" calcext:value-type="string">
            <text:p>Custom Label</text:p>
          </table:table-cell>
          <table:table-cell office:value-type="float" office:value="0" calcext:value-type="float">
            <text:p/>
          </table:table-cell>
          <table:table-cell office:value-type="string" office:string-value="SHRT-305-L" calcext:value-type="string">
            <text:p>SHRT-305-L</text:p>
          </table:table-cell>
          <table:table-cell office:value-type="string" office:string-value="SHRT-300-M" calcext:value-type="string">
            <text:p>SHRT-300-M</text:p>
          </table:table-cell>
          <table:table-cell office:value-type="string" office:string-value="SHRT-305-S" calcext:value-type="string">
            <text:p>SHRT-305-S</text:p>
          </table:table-cell>
          <table:table-cell office:value-type="string" office:string-value="SHRT-300-XL" calcext:value-type="string">
            <text:p>SHRT-300-XL</text:p>
          </table:table-cell>
        </table:table-row>
        <table:table-row table:style-name="ro1">
          <table:table-cell office:value-type="string" office:string-value="Quantity" calcext:value-type="string">
            <text:p>Quantity</text:p>
          </table:table-cell>
          <table:table-cell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office:string-value="Sale Price" calcext:value-type="string">
            <text:p>Sale Price</text:p>
          </table:table-cell>
          <table:table-cell office:value-type="float" office:value="0" calcext:value-type="float">
            <text:p/>
          </table:table-cell>
          <table:table-cell office:value-type="string" office:string-value="$19.50" calcext:value-type="string">
            <text:p>$19.50</text:p>
          </table:table-cell>
          <table:table-cell office:value-type="string" office:string-value="$5.90" calcext:value-type="string">
            <text:p>$5.90</text:p>
          </table:table-cell>
          <table:table-cell office:value-type="string" office:string-value="$3" calcext:value-type="string">
            <text:p>$3</text:p>
          </table:table-cell>
          <table:table-cell office:value-type="string" office:string-value="$1" calcext:value-type="string">
            <text:p>$1</text:p>
          </table:table-cell>
        </table:table-row>
        <table:table-row table:style-name="ro1">
          <table:table-cell office:value-type="string" office:string-value="Shipping and Handling" calcext:value-type="string">
            <text:p>Shipping and Handling</text:p>
          </table:table-cell>
          <table:table-cell office:value-type="float" office:value="0" calcext:value-type="float">
            <text:p/>
          </table:table-cell>
          <table:table-cell office:value-type="string" office:string-value="$0.00" calcext:value-type="string">
            <text:p>$0.00</text:p>
          </table:table-cell>
          <table:table-cell office:value-type="string" office:string-value="$0.00" calcext:value-type="string">
            <text:p>$0.00</text:p>
          </table:table-cell>
          <table:table-cell office:value-type="string" office:string-value="$0.00" calcext:value-type="string">
            <text:p>$0.00</text:p>
          </table:table-cell>
          <table:table-cell office:value-type="string" office:string-value="$0.00" calcext:value-type="string">
            <text:p>$0.00</text:p>
          </table:table-cell>
        </table:table-row>
        <table:table-row table:style-name="ro1">
          <table:table-cell office:value-type="string" office:string-value="US Tax" calcext:value-type="string">
            <text:p>US Tax</text:p>
          </table:table-cell>
          <table:table-cell office:value-type="float" office:value="0" calcext:value-type="float">
            <text:p/>
          </table:table-cell>
          <table:table-cell office:value-type="string" office:string-value="$0.00" calcext:value-type="string">
            <text:p>$0.00</text:p>
          </table:table-cell>
          <table:table-cell office:value-type="string" office:string-value="$0.00" calcext:value-type="string">
            <text:p>$0.00</text:p>
          </table:table-cell>
          <table:table-cell office:value-type="string" office:string-value="$0.00" calcext:value-type="string">
            <text:p>$0.00</text:p>
          </table:table-cell>
          <table:table-cell office:value-type="string" office:string-value="$0.00" calcext:value-type="string">
            <text:p>$0.00</text:p>
          </table:table-cell>
        </table:table-row>
        <table:table-row table:style-name="ro1">
          <table:table-cell office:value-type="string" office:string-value="Insurance" calcext:value-type="string">
            <text:p>Insurance</text:p>
          </table:table-cell>
          <table:table-cell office:value-type="float" office:value="0" calcext:value-type="float">
            <text:p/>
          </table:table-cell>
          <table:table-cell office:value-type="string" office:string-value="$0.00" calcext:value-type="string">
            <text:p>$0.00</text:p>
          </table:table-cell>
          <table:table-cell office:value-type="string" office:string-value="$0.00" calcext:value-type="string">
            <text:p>$0.00</text:p>
          </table:table-cell>
          <table:table-cell office:value-type="string" office:string-value="$0.00" calcext:value-type="string">
            <text:p>$0.00</text:p>
          </table:table-cell>
          <table:table-cell office:value-type="string" office:string-value="$0.00" calcext:value-type="string">
            <text:p>$0.00</text:p>
          </table:table-cell>
        </table:table-row>
        <table:table-row table:style-name="ro1">
          <table:table-cell office:value-type="string" office:string-value="Cash on delivery fee" calcext:value-type="string">
            <text:p>Cash on delivery fee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Total Price" calcext:value-type="string">
            <text:p>Total Price</text:p>
          </table:table-cell>
          <table:table-cell office:value-type="float" office:value="0" calcext:value-type="float">
            <text:p/>
          </table:table-cell>
          <table:table-cell office:value-type="string" office:string-value="$19.50" calcext:value-type="string">
            <text:p>$19.50</text:p>
          </table:table-cell>
          <table:table-cell office:value-type="string" office:string-value="$11.80" calcext:value-type="string">
            <text:p>$11.80</text:p>
          </table:table-cell>
          <table:table-cell office:value-type="string" office:string-value="$12" calcext:value-type="string">
            <text:p>$12</text:p>
          </table:table-cell>
          <table:table-cell office:value-type="string" office:string-value="$3" calcext:value-type="string">
            <text:p>$3</text:p>
          </table:table-cell>
        </table:table-row>
        <table:table-row table:style-name="ro1">
          <table:table-cell office:value-type="string" office:string-value="Payment Method" calcext:value-type="string">
            <text:p>Payment Method</text:p>
          </table:table-cell>
          <table:table-cell office:value-type="float" office:value="0" calcext:value-type="float">
            <text:p/>
          </table:table-cell>
          <table:table-cell office:value-type="string" office:string-value="PayPal" calcext:value-type="string">
            <text:p>PayPal</text:p>
          </table:table-cell>
          <table:table-cell office:value-type="string" office:string-value="PayPal" calcext:value-type="string">
            <text:p>PayPal</text:p>
          </table:table-cell>
          <table:table-cell office:value-type="string" office:string-value="PayPal" calcext:value-type="string">
            <text:p>PayPal</text:p>
          </table:table-cell>
          <table:table-cell office:value-type="string" office:string-value="PayPal" calcext:value-type="string">
            <text:p>PayPal</text:p>
          </table:table-cell>
        </table:table-row>
        <table:table-row table:style-name="ro1">
          <table:table-cell office:value-type="string" office:string-value="Sale Date" calcext:value-type="string">
            <text:p>Sale Date</text:p>
          </table:table-cell>
          <table:table-cell office:value-type="float" office:value="0" calcext:value-type="float">
            <text:p/>
          </table:table-cell>
          <table:table-cell office:value-type="string" office:string-value="Jan-18-16" calcext:value-type="string">
            <text:p>Jan-18-16</text:p>
          </table:table-cell>
          <table:table-cell office:value-type="string" office:string-value="Jan-18-16" calcext:value-type="string">
            <text:p>Jan-18-16</text:p>
          </table:table-cell>
          <table:table-cell office:value-type="string" office:string-value="Jan-18-16" calcext:value-type="string">
            <text:p>Jan-18-16</text:p>
          </table:table-cell>
          <table:table-cell office:value-type="string" office:string-value="Jan-18-16" calcext:value-type="string">
            <text:p>Jan-18-16</text:p>
          </table:table-cell>
        </table:table-row>
        <table:table-row table:style-name="ro1">
          <table:table-cell office:value-type="string" office:string-value="Checkout Date" calcext:value-type="string">
            <text:p>Checkout Date</text:p>
          </table:table-cell>
          <table:table-cell office:value-type="float" office:value="0" calcext:value-type="float">
            <text:p/>
          </table:table-cell>
          <table:table-cell office:value-type="string" office:string-value="Jan-18-16" calcext:value-type="string">
            <text:p>Jan-18-16</text:p>
          </table:table-cell>
          <table:table-cell office:value-type="string" office:string-value="Jan-18-16" calcext:value-type="string">
            <text:p>Jan-18-16</text:p>
          </table:table-cell>
          <table:table-cell office:value-type="string" office:string-value="Jan-18-16" calcext:value-type="string">
            <text:p>Jan-18-16</text:p>
          </table:table-cell>
          <table:table-cell office:value-type="string" office:string-value="Jan-18-16" calcext:value-type="string">
            <text:p>Jan-18-16</text:p>
          </table:table-cell>
        </table:table-row>
        <table:table-row table:style-name="ro1">
          <table:table-cell office:value-type="string" office:string-value="Paid on Date" calcext:value-type="string">
            <text:p>Paid on Date</text:p>
          </table:table-cell>
          <table:table-cell office:value-type="float" office:value="0" calcext:value-type="float">
            <text:p/>
          </table:table-cell>
          <table:table-cell office:value-type="string" office:string-value="Jan-18-16" calcext:value-type="string">
            <text:p>Jan-18-16</text:p>
          </table:table-cell>
          <table:table-cell office:value-type="string" office:string-value="Jan-18-16" calcext:value-type="string">
            <text:p>Jan-18-16</text:p>
          </table:table-cell>
          <table:table-cell office:value-type="string" office:string-value="Jan-18-16" calcext:value-type="string">
            <text:p>Jan-18-16</text:p>
          </table:table-cell>
          <table:table-cell office:value-type="string" office:string-value="Jan-18-16" calcext:value-type="string">
            <text:p>Jan-18-16</text:p>
          </table:table-cell>
        </table:table-row>
        <table:table-row table:style-name="ro1">
          <table:table-cell office:value-type="string" office:string-value="Shipped on Date" calcext:value-type="string">
            <text:p>Shipped on Date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Feedback left" calcext:value-type="string">
            <text:p>Feedback left</text:p>
          </table:table-cell>
          <table:table-cell office:value-type="float" office:value="0" calcext:value-type="float">
            <text:p/>
          </table:table-cell>
          <table:table-cell office:value-type="string" office:string-value="No" calcext:value-type="string">
            <text:p>No</text:p>
          </table:table-cell>
          <table:table-cell office:value-type="string" office:string-value="No" calcext:value-type="string">
            <text:p>No</text:p>
          </table:table-cell>
          <table:table-cell office:value-type="string" office:string-value="No" calcext:value-type="string">
            <text:p>No</text:p>
          </table:table-cell>
          <table:table-cell office:value-type="string" office:string-value="No" calcext:value-type="string">
            <text:p>No</text:p>
          </table:table-cell>
        </table:table-row>
        <table:table-row table:style-name="ro1">
          <table:table-cell office:value-type="string" office:string-value="Feedback received" calcext:value-type="string">
            <text:p>Feedback received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Notes to yourself" calcext:value-type="string">
            <text:p>Notes to yourself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Unique Product Id" calcext:value-type="string">
            <text:p>Unique Product Id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Private Field" calcext:value-type="string">
            <text:p>Private Field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ProductIDType" calcext:value-type="string">
            <text:p>ProductIDType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ProductIDValue" calcext:value-type="string">
            <text:p>ProductIDValue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ProductIDValue-2" calcext:value-type="string">
            <text:p>ProductIDValue-2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PayPal Transaction ID" calcext:value-type="string">
            <text:p>PayPal Transaction ID</text:p>
          </table:table-cell>
          <table:table-cell office:value-type="float" office:value="0" calcext:value-type="float">
            <text:p/>
          </table:table-cell>
          <table:table-cell office:value-type="string" office:string-value="3*********************X" calcext:value-type="string">
            <text:p>3*********************X</text:p>
          </table:table-cell>
          <table:table-cell office:value-type="string" office:string-value="3*********************G" calcext:value-type="string">
            <text:p>3*********************G</text:p>
          </table:table-cell>
          <table:table-cell office:value-type="string" office:string-value="3*********************X" calcext:value-type="string">
            <text:p>3*********************X</text:p>
          </table:table-cell>
          <table:table-cell office:value-type="string" office:string-value="3*********************G" calcext:value-type="string">
            <text:p>3*********************G</text:p>
          </table:table-cell>
        </table:table-row>
        <table:table-row table:style-name="ro1">
          <table:table-cell office:value-type="string" office:string-value="Shipping Service" calcext:value-type="string">
            <text:p>Shipping Service</text:p>
          </table:table-cell>
          <table:table-cell office:value-type="float" office:value="0" calcext:value-type="float">
            <text:p/>
          </table:table-cell>
          <table:table-cell office:value-type="string" office:string-value="Economy Shipping from outside US" calcext:value-type="string">
            <text:p>Economy Shipping from outside US</text:p>
          </table:table-cell>
          <table:table-cell office:value-type="string" office:string-value="Economy Int'l Shipping" calcext:value-type="string">
            <text:p>Economy Int'l Shipping</text:p>
          </table:table-cell>
          <table:table-cell office:value-type="string" office:string-value="Economy Shipping from outside US" calcext:value-type="string">
            <text:p>Economy Shipping from outside US</text:p>
          </table:table-cell>
          <table:table-cell office:value-type="string" office:string-value="Economy Int'l Shipping" calcext:value-type="string">
            <text:p>Economy Int'l Shipping</text:p>
          </table:table-cell>
        </table:table-row>
        <table:table-row table:style-name="ro1">
          <table:table-cell office:value-type="string" office:string-value="Cash on delivery option" calcext:value-type="string">
            <text:p>Cash on delivery option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Transaction ID" calcext:value-type="string">
            <text:p>Transaction ID</text:p>
          </table:table-cell>
          <table:table-cell office:value-type="float" office:value="0" calcext:value-type="float">
            <text:p/>
          </table:table-cell>
          <table:table-cell office:value-type="string" office:string-value="15***********" calcext:value-type="string">
            <text:p>15***********</text:p>
          </table:table-cell>
          <table:table-cell office:value-type="string" office:string-value="15***********" calcext:value-type="string">
            <text:p>15***********</text:p>
          </table:table-cell>
          <table:table-cell office:value-type="string" office:string-value="15***********" calcext:value-type="string">
            <text:p>15***********</text:p>
          </table:table-cell>
          <table:table-cell office:value-type="string" office:string-value="15***********" calcext:value-type="string">
            <text:p>15***********</text:p>
          </table:table-cell>
        </table:table-row>
        <table:table-row table:style-name="ro1">
          <table:table-cell office:value-type="string" office:string-value="Order ID" calcext:value-type="string">
            <text:p>Order ID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office:string-value="Variation Details" calcext:value-type="string">
            <text:p>Variation Details</text:p>
          </table:table-cell>
          <table:table-cell office:value-type="float" office:value="0" calcext:value-type="float">
            <text:p/>
          </table:table-cell>
          <table:table-cell office:value-type="string" office:string-value="[Size Type:Regular,Bottoms Size (Men's):L,Sleeve:Short Sleeve]" calcext:value-type="string">
            <text:p>[Size Type:Regular,Bottoms Size (Men's):L,Sleeve:Short Sleeve]</text:p>
          </table:table-cell>
          <table:table-cell office:value-type="string" office:string-value="[Size Type:Regular,Size (Men's):M]" calcext:value-type="string">
            <text:p>[Size Type:Regular,Size (Men's):M]</text:p>
          </table:table-cell>
          <table:table-cell office:value-type="string" office:string-value="[Size Type:Regular,Bottoms Size (Men's):S,Sleeve:Short Sleeve]" calcext:value-type="string">
            <text:p>[Size Type:Regular,Bottoms Size (Men's):S,Sleeve:Short Sleeve]</text:p>
          </table:table-cell>
          <table:table-cell office:value-type="string" office:string-value="[Size Type:Regular,Size (Men's):XL]" calcext:value-type="string">
            <text:p>[Size Type:Regular,Size (Men's):XL]</text:p>
          </table:table-cell>
        </table:table-row>
      </table:table>
      <table:table table:name="Addersses" table:style-name="ta1">
        <table:table-column table:style-name="co81" table:default-cell-style-name="Default"/>
        <table:table-column table:style-name="co8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77" table:default-cell-style-name="Default"/>
        <table:table-column table:style-name="co88" table:default-cell-style-name="ce13"/>
        <table:table-column table:style-name="co89" table:default-cell-style-name="ce13"/>
        <table:table-column table:style-name="co35" table:number-columns-repeated="22" table:default-cell-style-name="ce13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table:style-name="ce8" table:formula="of:=PROPER([Flipped.C3])" office:value-type="string" office:string-value="John Smith" calcext:value-type="string">
            <text:p>John Smith</text:p>
          </table:table-cell>
          <table:table-cell table:style-name="ce8" table:formula="of:=PROPER([Flipped.D3])" office:value-type="string" office:string-value="Maria Demir" calcext:value-type="string">
            <text:p>Maria Demir</text:p>
          </table:table-cell>
          <table:table-cell table:style-name="ce8" table:formula="of:=PROPER([Flipped.E3])" office:value-type="string" office:string-value="Sadik Hadad" calcext:value-type="string">
            <text:p>Sadik Hadad</text:p>
          </table:table-cell>
          <table:table-cell table:style-name="ce8" table:formula="of:=PROPER([Flipped.F3])" office:value-type="string" office:string-value="Quantisha" calcext:value-type="string">
            <text:p>Quantisha</text:p>
          </table:table-cell>
          <table:table-cell table:number-columns-repeated="24"/>
        </table:table-row>
        <table:table-row table:style-name="ro2">
          <table:table-cell/>
          <table:table-cell table:style-name="ce9" table:formula="of:=[Flipped.C6]&amp;IF([Flipped.C7]&gt;0;&quot;, &quot;&amp;CHAR(10)&amp;[Flipped.C7];&quot;&quot;)" office:value-type="string" office:string-value="22 Green Street, &#10;Address 2" calcext:value-type="string">
            <text:p>22 Green Street, </text:p>
            <text:p>Address 2</text:p>
          </table:table-cell>
          <table:table-cell table:style-name="ce9" table:formula="of:=[Flipped.D6]&amp;IF([Flipped.D7]&gt;0;&quot;, &quot;&amp;CHAR(10)&amp;[Flipped.D7];&quot;&quot;)" office:value-type="string" office:string-value="66 Blue avenue, &#10;Address 2" calcext:value-type="string">
            <text:p>66 Blue avenue, </text:p>
            <text:p>Address 2</text:p>
          </table:table-cell>
          <table:table-cell table:style-name="ce9" table:formula="of:=[Flipped.E6]&amp;IF([Flipped.E7]&gt;0;&quot;, &quot;&amp;CHAR(10)&amp;[Flipped.E7];&quot;&quot;)" office:value-type="string" office:string-value="445 south lake, &#10;Dc -23" calcext:value-type="string">
            <text:p>445 south lake, </text:p>
            <text:p>Dc -23</text:p>
          </table:table-cell>
          <table:table-cell table:style-name="ce9" table:formula="of:=[Flipped.F6]&amp;IF([Flipped.F7]&gt;0;&quot;, &quot;&amp;CHAR(10)&amp;[Flipped.F7];&quot;&quot;)" office:value-type="string" office:string-value="fifth avenue, 55 da" calcext:value-type="string">
            <text:p>fifth avenue, 55 da</text:p>
          </table:table-cell>
          <table:table-cell table:style-name="ce14"/>
          <table:table-cell table:number-columns-repeated="23"/>
        </table:table-row>
        <table:table-row table:style-name="ro3">
          <table:table-cell/>
          <table:table-cell table:style-name="ce9" table:formula="of:=[Flipped.C8]&amp;&quot;, &quot;&amp;[Flipped.C9]&amp;&quot; &quot;&amp;[Flipped.C10]" office:value-type="string" office:string-value="White Sea, OH 1344-1523" calcext:value-type="string">
            <text:p>White Sea, OH 1344-1523</text:p>
          </table:table-cell>
          <table:table-cell table:style-name="ce9" table:formula="of:=[Flipped.D8]&amp;&quot;, &quot;&amp;[Flipped.D9]&amp;&quot; &quot;&amp;[Flipped.D10]" office:value-type="string" office:string-value="South Forest,   4441" calcext:value-type="string">
            <text:p>South Forest, <text:s text:c="2"/>4441</text:p>
          </table:table-cell>
          <table:table-cell table:style-name="ce9" table:formula="of:=[Flipped.E8]&amp;&quot;, &quot;&amp;[Flipped.E9]&amp;&quot; &quot;&amp;[Flipped.E10]" office:value-type="string" office:string-value="Blue River, NY 4255-3422" calcext:value-type="string">
            <text:p>Blue River, NY 4255-3422</text:p>
          </table:table-cell>
          <table:table-cell table:style-name="ce9" table:formula="of:=[Flipped.F8]&amp;&quot;, &quot;&amp;[Flipped.F9]&amp;&quot; &quot;&amp;[Flipped.F10]" office:value-type="string" office:string-value="High mountain, 0 0" calcext:value-type="string">
            <text:p>High mountain, 0 0</text:p>
          </table:table-cell>
          <table:table-cell table:style-name="ce14"/>
          <table:table-cell table:number-columns-repeated="23"/>
        </table:table-row>
        <table:table-row table:style-name="ro1">
          <table:table-cell/>
          <table:table-cell table:style-name="ce8" table:formula="of:=[Flipped.C11]" office:value-type="string" office:string-value="United States" calcext:value-type="string">
            <text:p>United States</text:p>
          </table:table-cell>
          <table:table-cell table:style-name="ce8" table:formula="of:=[Flipped.D11]" office:value-type="string" office:string-value="Sweden" calcext:value-type="string">
            <text:p>Sweden</text:p>
          </table:table-cell>
          <table:table-cell table:style-name="ce8" table:formula="of:=[Flipped.E11]" office:value-type="string" office:string-value="United States" calcext:value-type="string">
            <text:p>United States</text:p>
          </table:table-cell>
          <table:table-cell table:style-name="ce8" table:formula="of:=[Flipped.F11]" office:value-type="string" office:string-value="United Kingdom" calcext:value-type="string">
            <text:p>United Kingdom</text:p>
          </table:table-cell>
          <table:table-cell table:number-columns-repeated="24"/>
        </table:table-row>
        <table:table-row table:style-name="ro4">
          <table:table-cell/>
          <table:table-cell table:formula="of:=[Flipped.C7]" office:value-type="string" office:string-value="Address 2" calcext:value-type="string">
            <text:p>Address 2</text:p>
          </table:table-cell>
          <table:table-cell table:formula="of:=[Flipped.D7]" office:value-type="string" office:string-value="Address 2" calcext:value-type="string">
            <text:p>Address 2</text:p>
          </table:table-cell>
          <table:table-cell table:formula="of:=[Flipped.E7]" office:value-type="string" office:string-value="Dc -23" calcext:value-type="string">
            <text:p>Dc -23</text:p>
          </table:table-cell>
          <table:table-cell table:formula="of:=[Flipped.F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Quantity</text:p>
          </table:table-cell>
          <table:table-cell table:formula="of:=[Flipped.C15]*(VLOOKUP([Flipped.C12];[Sheet4.$A$2:.$D$50];4; ))" office:value-type="float" office:value="1" calcext:value-type="float">
            <text:p>1</text:p>
          </table:table-cell>
          <table:table-cell table:formula="of:=[Flipped.D15]*(VLOOKUP([Flipped.D12];[Sheet4.$A$2:.$D$50];4; ))" office:value-type="float" office:value="4" calcext:value-type="float">
            <text:p>4</text:p>
          </table:table-cell>
          <table:table-cell table:formula="of:=[Flipped.E15]*(VLOOKUP([Flipped.E12];[Sheet4.$A$2:.$D$50];4; ))" office:value-type="float" office:value="4" calcext:value-type="float">
            <text:p>4</text:p>
          </table:table-cell>
          <table:table-cell table:formula="of:=[Flipped.F15]*(VLOOKUP([Flipped.F12];[Sheet4.$A$2:.$D$50];4; ))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ce</text:p>
          </table:table-cell>
          <table:table-cell table:formula="of:=[Flipped.C16]" office:value-type="string" office:string-value="$19.50" calcext:value-type="string">
            <text:p>$19.50</text:p>
          </table:table-cell>
          <table:table-cell table:formula="of:=[Flipped.D16]" office:value-type="string" office:string-value="$5.90" calcext:value-type="string">
            <text:p>$5.90</text:p>
          </table:table-cell>
          <table:table-cell table:formula="of:=[Flipped.E16]" office:value-type="string" office:string-value="$3" calcext:value-type="string">
            <text:p>$3</text:p>
          </table:table-cell>
          <table:table-cell table:formula="of:=[Flipped.F16]" office:value-type="string" office:string-value="$1" calcext:value-type="string">
            <text:p>$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</text:p>
          </table:table-cell>
          <table:table-cell table:formula="of:=[Flipped.C21]" office:value-type="string" office:string-value="$19.50" calcext:value-type="string">
            <text:p>$19.50</text:p>
          </table:table-cell>
          <table:table-cell table:formula="of:=[Flipped.D21]" office:value-type="string" office:string-value="$11.80" calcext:value-type="string">
            <text:p>$11.80</text:p>
          </table:table-cell>
          <table:table-cell table:formula="of:=[Flipped.E21]" office:value-type="string" office:string-value="$12" calcext:value-type="string">
            <text:p>$12</text:p>
          </table:table-cell>
          <table:table-cell table:formula="of:=[Flipped.F21]" office:value-type="string" office:string-value="$3" calcext:value-type="string">
            <text:p>$3</text:p>
          </table:table-cell>
          <table:table-cell table:number-columns-repeated="24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Order ID</text:p>
          </table:table-cell>
          <table:table-cell table:formula="of:=[Flipped.C1]" office:value-type="float" office:value="801" calcext:value-type="float">
            <text:p>801</text:p>
          </table:table-cell>
          <table:table-cell table:formula="of:=[Flipped.D1]" office:value-type="float" office:value="802" calcext:value-type="float">
            <text:p>802</text:p>
          </table:table-cell>
          <table:table-cell table:formula="of:=[Flipped.E1]" office:value-type="float" office:value="803" calcext:value-type="float">
            <text:p>803</text:p>
          </table:table-cell>
          <table:table-cell table:formula="of:=[Flipped.F1]" office:value-type="float" office:value="804" calcext:value-type="float">
            <text:p>8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Variation Detail</text:p>
          </table:table-cell>
          <table:table-cell table:formula="of:=IF([Flipped.C13]&gt;0;MID([Flipped.C13]; FIND(&quot;[&quot;;[Flipped.C13])+1; FIND(&quot;]&quot;;[Flipped.C13]) - FIND(&quot;[&quot;;[Flipped.C13]) - 1);&quot;&quot;)" office:value-type="string" office:string-value="Regular,L" calcext:value-type="string">
            <text:p>Regular,L</text:p>
          </table:table-cell>
          <table:table-cell table:formula="of:=IF([Flipped.D13]&gt;0;MID([Flipped.D13]; FIND(&quot;[&quot;;[Flipped.D13])+1; FIND(&quot;]&quot;;[Flipped.D13]) - FIND(&quot;[&quot;;[Flipped.D13]) - 1);&quot;&quot;)" office:value-type="string" office:string-value="Regular,M" calcext:value-type="string">
            <text:p>Regular,M</text:p>
          </table:table-cell>
          <table:table-cell table:formula="of:=IF([Flipped.E13]&gt;0;MID([Flipped.E13]; FIND(&quot;[&quot;;[Flipped.E13])+1; FIND(&quot;]&quot;;[Flipped.E13]) - FIND(&quot;[&quot;;[Flipped.E13]) - 1);&quot;&quot;)" office:value-type="string" office:string-value="Regular,S" calcext:value-type="string">
            <text:p>Regular,S</text:p>
          </table:table-cell>
          <table:table-cell table:formula="of:=IF([Flipped.F13]&gt;0;MID([Flipped.F13]; FIND(&quot;[&quot;;[Flipped.F13])+1; FIND(&quot;]&quot;;[Flipped.F13]) - FIND(&quot;[&quot;;[Flipped.F13]) - 1);&quot;&quot;)" office:value-type="string" office:string-value="Regular,XL" calcext:value-type="string">
            <text:p>Regular,XL</text:p>
          </table:table-cell>
          <table:table-cell table:number-columns-repeated="24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ll</text:p>
          </table:table-cell>
          <table:table-cell table:formula="of:=&quot;R:&quot;&amp;[Addersses.B12]&amp;&quot;-Q:&quot;&amp;[Addersses.B8]&amp;&quot;-&quot;&amp;VLOOKUP([Flipped.C12];[Sheet4.$A$2:.$C$50];2; )&amp;&quot;-&quot;&amp;[Addersses.B13]" office:value-type="string" office:string-value="R:801-Q:1-Model 1-Regular,L" calcext:value-type="string">
            <text:p>R:801-Q:1-Model 1-Regular,L</text:p>
          </table:table-cell>
          <table:table-cell table:formula="of:=&quot;R:&quot;&amp;[Addersses.C12]&amp;&quot;-Q:&quot;&amp;[Addersses.C8]&amp;&quot;-&quot;&amp;VLOOKUP([Flipped.D12];[Sheet4.$A$2:.$C$50];2; )&amp;&quot;-&quot;&amp;[Addersses.C13]" office:value-type="string" office:string-value="R:802-Q:4-Model 2-Regular,M" calcext:value-type="string">
            <text:p>R:802-Q:4-Model 2-Regular,M</text:p>
          </table:table-cell>
          <table:table-cell table:formula="of:=&quot;R:&quot;&amp;[Addersses.D12]&amp;&quot;-Q:&quot;&amp;[Addersses.D8]&amp;&quot;-&quot;&amp;VLOOKUP([Flipped.E12];[Sheet4.$A$2:.$C$50];2; )&amp;&quot;-&quot;&amp;[Addersses.D13]" office:value-type="string" office:string-value="R:803-Q:4-Model 3-Regular,S" calcext:value-type="string">
            <text:p>R:803-Q:4-Model 3-Regular,S</text:p>
          </table:table-cell>
          <table:table-cell table:style-name="ce12" table:formula="of:=&quot;R:&quot;&amp;[Addersses.E12]&amp;&quot;-Q:&quot;&amp;[Addersses.E8]&amp;&quot;-&quot;&amp;VLOOKUP([Flipped.F12];[Sheet4.$A$2:.$C$50];2; )&amp;&quot;-&quot;&amp;[Addersses.E13]" office:value-type="string" office:string-value="R:804-Q:6-Model 4-Regular,XL" calcext:value-type="string">
            <text:p>R:804-Q:6-Model 4-Regular,XL</text:p>
          </table:table-cell>
          <table:table-cell table:number-columns-repeated="24"/>
        </table:table-row>
        <table:table-row table:style-name="ro1" table:number-rows-repeated="2">
          <table:table-cell table:number-columns-repeated="29"/>
        </table:table-row>
        <table:table-row table:style-name="ro5">
          <table:table-cell office:value-type="string" calcext:value-type="string">
            <text:p>Item</text:p>
          </table:table-cell>
          <table:table-cell table:style-name="ce10" table:formula="of:=[Flipped.C13]" office:value-type="string" office:string-value="White T-shirt [Regular,L]" calcext:value-type="string">
            <text:p>White T-shirt [Regular,L]</text:p>
          </table:table-cell>
          <table:table-cell table:style-name="ce10" table:formula="of:=[Flipped.D13]" office:value-type="string" office:string-value="Black T-shirt [Regular,M]" calcext:value-type="string">
            <text:p>Black T-shirt [Regular,M]</text:p>
          </table:table-cell>
          <table:table-cell table:style-name="ce10" table:formula="of:=[Flipped.E13]" office:value-type="string" office:string-value="Black T-shirt [Regular,S]" calcext:value-type="string">
            <text:p>Black T-shirt [Regular,S]</text:p>
          </table:table-cell>
          <table:table-cell table:style-name="ce10" table:formula="of:=[Flipped.F13]" office:value-type="string" office:string-value="Black T-shirt [Regular,XL]" calcext:value-type="string">
            <text:p>Black T-shirt [Regular,XL]</text:p>
          </table:table-cell>
          <table:table-cell table:style-name="ce15" table:number-columns-repeated="24"/>
        </table:table-row>
        <table:table-row table:style-name="ro1">
          <table:table-cell office:value-type="string" calcext:value-type="string">
            <text:p>Customs</text:p>
          </table:table-cell>
          <table:table-cell table:formula="of:=[Addersses.B8]&amp;&quot; x &quot;&amp;VLOOKUP([Flipped.C12];[Sheet4.$A$2:.$C$50];3; )" office:value-type="string" office:string-value="1 x Undershirt" calcext:value-type="string">
            <text:p>1 x Undershirt</text:p>
          </table:table-cell>
          <table:table-cell table:formula="of:=[Addersses.C8]&amp;&quot; x &quot;&amp;VLOOKUP([Flipped.D12];[Sheet4.$A$2:.$C$50];3; )" office:value-type="string" office:string-value="4 x Cotton Clothes" calcext:value-type="string">
            <text:p>4 x Cotton Clothes</text:p>
          </table:table-cell>
          <table:table-cell table:formula="of:=[Addersses.D8]&amp;&quot; x &quot;&amp;VLOOKUP([Flipped.E12];[Sheet4.$A$2:.$C$50];3; )" office:value-type="string" office:string-value="4 x Undershirt" calcext:value-type="string">
            <text:p>4 x Undershirt</text:p>
          </table:table-cell>
          <table:table-cell table:formula="of:=[Addersses.E8]&amp;&quot; x &quot;&amp;VLOOKUP([Flipped.F12];[Sheet4.$A$2:.$C$50];3; )" office:value-type="string" office:string-value="6 x Underwear" calcext:value-type="string">
            <text:p>6 x Underwear</text:p>
          </table:table-cell>
          <table:table-cell table:number-columns-repeated="24"/>
        </table:table-row>
        <table:table-row table:style-name="ro1">
          <table:table-cell/>
          <table:table-cell table:style-name="ce11" table:formula="of:=IF([Flipped.C4]&gt;0;&quot;℡: &quot;&amp;[Flipped.C4];&quot;&quot;)" office:value-type="string" office:string-value="℡: (614) 571-5555" calcext:value-type="string">
            <text:p>℡: (614) 571-5555</text:p>
          </table:table-cell>
          <table:table-cell table:style-name="ce11" table:formula="of:=IF([Flipped.D4]&gt;0;&quot;℡: &quot;&amp;[Flipped.D4];&quot;&quot;)" office:value-type="string" office:string-value="℡: 12345678" calcext:value-type="string">
            <text:p>℡: 12345678</text:p>
          </table:table-cell>
          <table:table-cell table:style-name="ce11" table:formula="of:=IF([Flipped.E4]&gt;0;&quot;℡: &quot;&amp;[Flipped.E4];&quot;&quot;)" office:value-type="string" office:string-value="℡: 4541234123" calcext:value-type="string">
            <text:p>℡: 4541234123</text:p>
          </table:table-cell>
          <table:table-cell table:style-name="ce11" table:formula="of:=IF([Flipped.F4]&gt;0;&quot;℡: &quot;&amp;[Flipped.F4];&quot;&quot;)" office:value-type="string" office:string-value="℡: 123445436" calcext:value-type="string">
            <text:p>℡: 123445436</text:p>
          </table:table-cell>
          <table:table-cell table:style-name="Default" table:number-columns-repeated="24"/>
        </table:table-row>
        <table:table-row table:style-name="ro1">
          <table:table-cell table:number-columns-repeated="5"/>
          <table:table-cell table:style-name="Default" table:number-columns-repeated="24"/>
        </table:table-row>
        <table:table-row table:style-name="ro1">
          <table:table-cell/>
          <table:table-cell office:value-type="string" calcext:value-type="string">
            <text:p>Tel: 739988859</text:p>
          </table:table-cell>
          <table:table-cell office:value-type="string" calcext:value-type="string">
            <text:p>Tel: (714) 309-8355</text:p>
          </table:table-cell>
          <table:table-cell office:value-type="string" calcext:value-type="string">
            <text:p>Tel: 1142882872</text:p>
          </table:table-cell>
          <table:table-cell office:value-type="string" calcext:value-type="string">
            <text:p>Tel: (760) 775-9529</text:p>
          </table:table-cell>
          <table:table-cell table:style-name="Default" table:number-columns-repeated="24"/>
        </table:table-row>
        <table:table-row table:style-name="ro6">
          <table:table-cell table:number-columns-repeated="5"/>
          <table:table-cell table:style-name="Default" table:number-columns-repeated="24"/>
        </table:table-row>
      </table:table>
      <table:table table:name="Sheet4" table:style-name="ta1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35" table:default-cell-style-name="Default"/>
        <table:table-row table:style-name="ro1">
          <table:table-cell table:number-columns-repeated="3"/>
          <table:table-cell office:value-type="string" calcext:value-type="string">
            <text:p>Real Quantity</text:p>
          </table:table-cell>
        </table:table-row>
        <table:table-row table:style-name="ro1">
          <table:table-cell office:value-type="float" office:value="272091820000" calcext:value-type="float">
            <text:p>272091820000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Undershi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965250000" calcext:value-type="float">
            <text:p>271965250000</text:p>
          </table:table-cell>
          <table:table-cell office:value-type="string" calcext:value-type="string">
            <text:p>Model 2</text:p>
          </table:table-cell>
          <table:table-cell office:value-type="string" calcext:value-type="string">
            <text:p>Cotton Cloth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445250000" calcext:value-type="float">
            <text:p>271445250000</text:p>
          </table:table-cell>
          <table:table-cell office:value-type="string" calcext:value-type="string">
            <text:p>Model 3</text:p>
          </table:table-cell>
          <table:table-cell office:value-type="string" calcext:value-type="string">
            <text:p>Undershi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965250000" calcext:value-type="float">
            <text:p>211965250000</text:p>
          </table:table-cell>
          <table:table-cell office:value-type="string" calcext:value-type="string">
            <text:p>Model 4</text:p>
          </table:table-cell>
          <table:table-cell office:value-type="string" calcext:value-type="string">
            <text:p>Underwea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/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tr" number:country="TR">₺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20:42:45.156651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20:47:45.928006395</dc:date>
    <meta:editing-duration>P1DT10H5M41S</meta:editing-duration>
    <meta:editing-cycles>128</meta:editing-cycles>
    <meta:generator>LibreOffice/4.4.6.3$Linux_X86_64 LibreOffice_project/40m0$Build-3</meta:generator>
    <dc:description>License: (CC BY-SA 4.0)</dc:description>
    <meta:document-statistic meta:table-count="5" meta:cell-count="692" meta:object-count="0"/>
  </office:meta>
</office:document-meta>
</file>